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MJWEUU+CMR10" svg:font-family="MJWEUU+CMR10"/>
    <style:font-face style:name="Monospace" svg:font-family="Monospace"/>
    <style:font-face style:name="VMEYMT+CMMI10" svg:font-family="VMEYMT+CMMI10"/>
    <style:font-face style:name="Courier New" svg:font-family="'Courier New'" style:font-family-generic="modern"/>
    <style:font-face style:name="inherit" svg:font-family="inherit, 'Times New Roman'" style:font-family-generic="roman"/>
    <style:font-face style:name="ABCDEE+Calibri" svg:font-family="ABCDEE+Calibri, 'Arial Unicode MS'" style:font-family-generic="swiss"/>
    <style:font-face style:name="DejaVu Sans" svg:font-family="'DejaVu Sans'" style:font-pitch="variable"/>
    <style:font-face style:name="DejaVu Sans1" svg:font-family="'DejaVu Sans', '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master-page-name="Standard">
      <style:paragraph-properties fo:margin-left="4.4311in" fo:margin-right="0in" fo:text-indent="0in" style:auto-text-indent="false"/>
      <style:text-properties style:use-window-font-color="true" fo:font-size="14pt" fo:language="en" fo:country="US" fo:font-weight="bold" style:font-name-asian="DejaVu Sans1" style:font-size-asian="14pt" style:language-asian="none" style:country-asian="none" style:font-weight-asian="bold" style:font-name-complex="DejaVu Sans1" style:font-size-complex="14pt" style:language-complex="none" style:country-complex="none" style:font-weight-complex="bold"/>
    </style:style>
    <style:style style:name="P2" style:family="paragraph" style:parent-style-name="Standard">
      <style:paragraph-properties fo:margin-left="4.4311in" fo:margin-right="0in" fo:text-indent="0in" style:auto-text-indent="false"/>
      <style:text-properties style:use-window-font-color="true" fo:font-size="14pt" fo:language="en" fo:country="US" fo:font-weight="bold" style:font-name-asian="DejaVu Sans1" style:font-size-asian="14pt" style:language-asian="none" style:country-asian="none" style:font-weight-asian="bold" style:font-name-complex="DejaVu Sans1" style:font-size-complex="14pt" style:language-complex="none" style:country-complex="none" style:font-weight-complex="bold"/>
    </style:style>
    <style:style style:name="P3" style:family="paragraph" style:parent-style-name="Standard">
      <style:text-properties style:use-window-font-color="true" fo:font-size="16pt" fo:language="en" fo:country="US" fo:font-weight="bold" style:font-name-asian="DejaVu Sans1" style:font-size-asian="16pt" style:language-asian="none" style:country-asian="none" style:font-weight-asian="bold" style:font-name-complex="DejaVu Sans1" style:font-size-complex="16pt" style:language-complex="none" style:country-complex="none" style:font-weight-complex="bold"/>
    </style:style>
    <style:style style:name="P4" style:family="paragraph" style:parent-style-name="Standard">
      <style:paragraph-properties style:text-autospace="none"/>
      <style:text-properties style:use-window-font-color="true" fo:font-size="12pt" fo:language="en" fo:country="US" fo:font-weight="bold" style:font-name-asian="Arial" style:font-size-asian="12pt" style:language-asian="none" style:country-asian="none" style:font-weight-asian="bold" style:font-name-complex="Arial" style:font-size-complex="12pt" style:language-complex="none" style:country-complex="none" style:font-weight-complex="bold"/>
    </style:style>
    <style:style style:name="P5" style:family="paragraph" style:parent-style-name="Standard">
      <style:paragraph-properties style:text-autospace="none"/>
      <style:text-properties style:use-window-font-color="true" fo:font-size="12pt" fo:language="en" fo:country="US" fo:font-style="normal" style:font-name-asian="ABCDEE+Calibri" style:font-size-asian="12pt" style:language-asian="none" style:country-asian="none" style:font-style-asian="normal" style:font-name-complex="Times New Roman" style:font-size-complex="12pt" style:language-complex="none" style:country-complex="none" style:font-style-complex="normal"/>
    </style:style>
    <style:style style:name="P6" style:family="paragraph" style:parent-style-name="Standard">
      <style:paragraph-properties style:text-autospace="none"/>
      <style:text-properties style:use-window-font-color="true" style:font-name="Monospace" fo:font-size="10pt" fo:language="en" fo:country="US" fo:font-style="normal" style:font-name-asian="Monospace" style:font-size-asian="10pt" style:language-asian="none" style:country-asian="none" style:font-style-asian="normal" style:font-name-complex="Monospace" style:font-size-complex="10pt" style:language-complex="none" style:country-complex="none" style:font-style-complex="normal"/>
    </style:style>
    <style:style style:name="P7"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10pt" style:font-name-asian="Monospace" style:font-size-asian="10pt" style:font-name-complex="Monospace"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9"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10" style:family="paragraph" style:parent-style-name="Standard">
      <style:paragraph-properties style:text-autospace="none"/>
      <style:text-properties fo:color="#000000" fo:font-size="12pt" fo:language="en" fo:country="US" style:font-name-asian="ABCDEE+Calibri" style:font-size-asian="12pt" style:language-asian="none" style:country-asian="none" style:font-name-complex="Times New Roman" style:font-size-complex="12pt" style:language-complex="none" style:country-complex="none"/>
    </style:style>
    <style:style style:name="P11" style:family="paragraph" style:parent-style-name="Standard">
      <style:text-properties style:use-window-font-color="true" fo:font-size="12pt" fo:language="en" fo:country="US" fo:font-weight="normal" style:font-name-asian="Arial" style:font-size-asian="12pt" style:language-asian="none" style:country-asian="none" style:font-weight-asian="normal" style:font-name-complex="Arial" style:font-size-complex="12pt" style:language-complex="none" style:country-complex="none" style:font-weight-complex="normal"/>
    </style:style>
    <style:style style:name="P12" style:family="paragraph" style:parent-style-name="Standard">
      <style:text-properties style:use-window-font-color="true" fo:font-size="12pt" fo:language="en" fo:country="US" fo:font-weight="bold" style:font-name-asian="Arial" style:font-size-asian="12pt" style:language-asian="none" style:country-asian="none" style:font-weight-asian="bold" style:font-name-complex="Arial" style:font-size-complex="12pt" style:language-complex="none" style:country-complex="none" style:font-weight-complex="bold"/>
    </style:style>
    <style:style style:name="P13" style:family="paragraph" style:parent-style-name="Standard">
      <style:text-properties fo:font-size="12pt" style:font-name-asian="Arial" style:font-size-asian="12pt" style:font-name-complex="Arial" style:font-size-complex="12pt"/>
    </style:style>
    <style:style style:name="P14" style:family="paragraph" style:parent-style-name="Standard">
      <style:paragraph-properties fo:break-before="page"/>
      <style:text-properties style:use-window-font-color="true" fo:font-size="16pt" fo:language="en" fo:country="US" fo:font-weight="bold" style:font-name-asian="DejaVu Sans1" style:font-size-asian="16pt" style:language-asian="none" style:country-asian="none" style:font-weight-asian="bold" style:font-name-complex="DejaVu Sans1" style:font-size-complex="16pt" style:language-complex="none" style:country-complex="none" style:font-weight-complex="bold"/>
    </style:style>
    <style:style style:name="P15" style:family="paragraph" style:parent-style-name="Standard">
      <style:paragraph-properties style:text-autospace="none"/>
      <style:text-properties fo:color="#3f5fbf" style:font-name="Monospace" fo:font-size="10pt" fo:language="en" fo:country="US" style:font-name-asian="Monospace" style:font-size-asian="10pt" style:language-asian="none" style:country-asian="none" style:font-name-complex="Monospace" style:font-size-complex="10pt" style:language-complex="none" style:country-complex="none"/>
    </style:style>
    <style:style style:name="P16" style:family="paragraph" style:parent-style-name="Standard">
      <style:paragraph-properties fo:text-align="start" style:justify-single-word="false" style:text-autospace="none"/>
    </style:style>
    <style:style style:name="P17" style:family="paragraph" style:parent-style-name="Standard">
      <style:paragraph-properties fo:text-align="start" style:justify-single-word="false" style:text-autospace="none"/>
      <style:text-properties style:use-window-font-color="true" style:font-name="Monospace" fo:font-size="10pt" fo:language="en" fo:country="US" style:font-name-asian="Monospace" style:font-size-asian="10pt" style:language-asian="none" style:country-asian="none" style:font-name-complex="Monospace" style:font-size-complex="10pt" style:language-complex="ar" style:country-complex="SA"/>
    </style:style>
    <style:style style:name="P18" style:family="paragraph" style:parent-style-name="Standard">
      <style:paragraph-properties fo:text-align="start" style:justify-single-word="false" style:text-autospace="none"/>
      <style:text-properties fo:color="#000000" style:font-name="Monospace" fo:font-size="10pt" fo:language="en" fo:country="US" style:font-name-asian="Monospace" style:font-size-asian="10pt" style:language-asian="none" style:country-asian="none" style:font-name-complex="Monospace" style:font-size-complex="10pt" style:language-complex="ar" style:country-complex="SA"/>
    </style:style>
    <style:style style:name="P19" style:family="paragraph" style:parent-style-name="Standard">
      <style:paragraph-properties fo:text-align="start" style:justify-single-word="false" style:text-autospace="none"/>
      <style:text-properties fo:color="#3f7f5f" style:font-name="Monospace" fo:font-size="10pt" fo:language="en" fo:country="US" style:font-name-asian="Monospace" style:font-size-asian="10pt" style:language-asian="none" style:country-asian="none" style:font-name-complex="Monospace" style:font-size-complex="10pt" style:language-complex="ar" style:country-complex="SA"/>
    </style:style>
    <style:style style:name="P20" style:family="paragraph" style:parent-style-name="Standard">
      <style:text-properties style:use-window-font-color="true" style:font-name="Times New Roman" fo:font-size="12pt" fo:language="en" fo:country="US" fo:font-weight="normal" style:font-name-asian="MJWEUU+CMR10" style:font-size-asian="12pt" style:language-asian="none" style:country-asian="none" style:font-weight-asian="normal" style:font-name-complex="MJWEUU+CMR10" style:font-size-complex="12pt" style:language-complex="none" style:country-complex="none" style:font-weight-complex="normal"/>
    </style:style>
    <style:style style:name="P21" style:family="paragraph" style:parent-style-name="Standard">
      <style:paragraph-properties fo:text-align="start" style:justify-single-word="false" style:text-autospace="none"/>
      <style:text-properties style:font-name="Times New Roman" fo:font-size="12pt" style:font-name-asian="MJWEUU+CMR10" style:font-size-asian="12pt" style:font-name-complex="MJWEUU+CMR10" style:font-size-complex="12pt"/>
    </style:style>
    <style:style style:name="P22" style:family="paragraph" style:parent-style-name="Standard">
      <style:text-properties style:use-window-font-color="true" style:font-name="Times New Roman" fo:font-size="12pt" fo:language="en" fo:country="US" fo:font-weight="normal" style:font-name-asian="Arial" style:font-size-asian="12pt" style:language-asian="none" style:country-asian="none" style:font-weight-asian="normal" style:font-name-complex="Arial" style:font-size-complex="12pt" style:language-complex="none" style:country-complex="none" style:font-weight-complex="normal"/>
    </style:style>
    <style:style style:name="P23" style:family="paragraph" style:parent-style-name="Standard">
      <style:text-properties style:use-window-font-color="true" fo:font-size="12pt" fo:language="en" fo:country="US" style:text-underline-style="solid" style:text-underline-width="auto" style:text-underline-color="font-color" fo:font-weight="normal" style:font-name-asian="Arial" style:font-size-asian="12pt" style:language-asian="none" style:country-asian="none" style:font-weight-asian="normal" style:font-name-complex="Arial" style:font-size-complex="12pt" style:language-complex="none" style:country-complex="none" style:font-weight-complex="normal"/>
    </style:style>
    <style:style style:name="P24" style:family="paragraph" style:parent-style-name="Standard">
      <style:text-properties style:use-window-font-color="true" fo:font-size="12pt" fo:language="en" fo:country="US" fo:font-style="normal" style:text-underline-style="solid" style:text-underline-width="auto" style:text-underline-color="font-color" fo:font-weight="normal" style:font-name-asian="Arial" style:font-size-asian="12pt" style:language-asian="none" style:country-asian="none" style:font-style-asian="normal" style:font-weight-asian="normal" style:font-name-complex="Arial" style:font-size-complex="12pt" style:language-complex="none" style:country-complex="none" style:font-style-complex="normal" style:font-weight-complex="normal"/>
    </style:style>
    <style:style style:name="P25" style:family="paragraph" style:parent-style-name="Standard">
      <style:text-properties style:use-window-font-color="true" fo:font-size="12pt" fo:language="en" fo:country="US" fo:font-style="normal" style:text-underline-style="none" fo:font-weight="normal" style:font-name-asian="Arial" style:font-size-asian="12pt" style:language-asian="none" style:country-asian="none" style:font-style-asian="normal" style:font-weight-asian="normal" style:font-name-complex="Arial" style:font-size-complex="12pt" style:language-complex="none" style:country-complex="none" style:font-style-complex="normal" style:font-weight-complex="normal"/>
    </style:style>
    <style:style style:name="P26" style:family="paragraph" style:parent-style-name="Standard">
      <style:paragraph-properties style:text-autospace="none"/>
      <style:text-properties style:use-window-font-color="true" fo:font-size="16pt" fo:language="en" fo:country="US" fo:font-weight="bold" style:font-name-asian="DejaVu Sans1" style:font-size-asian="16pt" style:language-asian="none" style:country-asian="none" style:font-weight-asian="bold" style:font-name-complex="DejaVu Sans1" style:font-size-complex="16pt" style:language-complex="none" style:country-complex="none" style:font-weight-complex="bold"/>
    </style:style>
    <style:style style:name="P27" style:family="paragraph" style:parent-style-name="Standard">
      <style:paragraph-properties style:text-autospace="none"/>
    </style:style>
    <style:style style:name="P28" style:family="paragraph" style:parent-style-name="Standard">
      <style:text-properties style:use-window-font-color="true" fo:font-size="12pt" fo:language="en" fo:country="US" fo:font-style="normal" fo:font-weight="normal" style:font-name-asian="DejaVu Sans1" style:font-size-asian="12pt" style:language-asian="none" style:country-asian="none" style:font-style-asian="normal" style:font-weight-asian="normal" style:font-name-complex="Times New Roman" style:font-size-complex="12pt" style:language-complex="ar" style:country-complex="SA" style:font-style-complex="normal" style:font-weight-complex="normal"/>
    </style:style>
    <style:style style:name="P29" style:family="paragraph" style:parent-style-name="Standard">
      <style:text-properties style:use-window-font-color="true" fo:font-size="16pt" fo:language="en" fo:country="US" fo:font-style="normal" fo:font-weight="bold" style:font-name-asian="DejaVu Sans1" style:font-size-asian="16pt" style:language-asian="none" style:country-asian="none" style:font-style-asian="normal" style:font-weight-asian="bold" style:font-name-complex="Times New Roman" style:font-size-complex="16pt" style:language-complex="ar" style:country-complex="SA" style:font-style-complex="normal" style:font-weight-complex="bold"/>
    </style:style>
    <style:style style:name="P30" style:family="paragraph" style:parent-style-name="Standard">
      <style:text-properties style:use-window-font-color="true" fo:font-size="12pt" fo:language="en" fo:country="US" fo:font-weight="bold" style:font-name-asian="Arial" style:font-size-asian="12pt" style:language-asian="none" style:country-asian="none" style:font-weight-asian="bold" style:font-name-complex="Arial" style:font-size-complex="12pt" style:language-complex="ar" style:country-complex="SA" style:font-weight-complex="bold"/>
    </style:style>
    <style:style style:name="P31" style:family="paragraph" style:parent-style-name="Standard">
      <style:paragraph-properties style:text-autospace="none"/>
      <style:text-properties fo:color="#3f5fbf" style:font-name="Monospace" fo:font-size="10pt" fo:language="en" fo:country="US" fo:font-weight="normal" style:font-name-asian="Monospace" style:font-size-asian="10pt" style:language-asian="none" style:country-asian="none" style:font-weight-asian="normal" style:font-name-complex="Monospace" style:font-size-complex="10pt" style:language-complex="none" style:country-complex="none" style:font-weight-complex="normal"/>
    </style:style>
    <style:style style:name="P32" style:family="paragraph" style:parent-style-name="Standard">
      <style:text-properties style:use-window-font-color="true" fo:font-size="12pt" fo:language="en" fo:country="US" fo:font-style="normal" fo:font-weight="normal" style:font-name-asian="Arial" style:font-size-asian="12pt" style:language-asian="none" style:country-asian="none" style:font-style-asian="normal" style:font-weight-asian="normal" style:font-name-complex="Arial" style:font-size-complex="12pt" style:language-complex="none" style:country-complex="none" style:font-style-complex="normal" style:font-weight-complex="normal"/>
    </style:style>
    <style:style style:name="P33" style:family="paragraph" style:parent-style-name="Standard">
      <style:text-properties style:use-window-font-color="true" fo:font-size="14pt" fo:language="en" fo:country="US" fo:font-weight="bold" style:font-name-asian="DejaVu Sans1" style:font-size-asian="14pt" style:language-asian="none" style:country-asian="none" style:font-weight-asian="bold" style:font-name-complex="Times New Roman" style:font-size-complex="14pt" style:language-complex="ar" style:country-complex="SA" style:font-weight-complex="bold"/>
    </style:style>
    <style:style style:name="P34" style:family="paragraph" style:parent-style-name="Standard">
      <style:text-properties style:use-window-font-color="true" fo:font-size="12pt" fo:language="en" fo:country="US" fo:font-style="normal" fo:font-weight="normal" style:font-name-asian="Arial" style:font-size-asian="12pt" style:language-asian="none" style:country-asian="none" style:font-style-asian="normal" style:font-weight-asian="normal" style:font-name-complex="Arial" style:font-size-complex="12pt" style:language-complex="ar" style:country-complex="SA" style:font-style-complex="normal" style:font-weight-complex="normal"/>
    </style:style>
    <style:style style:name="P35" style:family="paragraph">
      <style:paragraph-properties fo:margin-left="0in" fo:margin-right="0in" fo:margin-top="0in" fo:margin-bottom="0in" fo:line-height="100%" fo:text-align="center" text:enable-numbering="false" fo:text-indent="0in"/>
    </style:style>
    <style:style style:name="P36" style:family="paragraph">
      <style:paragraph-properties fo:margin-left="0in" fo:margin-right="0in" fo:margin-top="0in" fo:margin-bottom="0in" fo:line-height="100%" fo:text-align="center" text:enable-numbering="false" fo:text-indent="0in"/>
      <style:text-properties fo:color="#ffffff" style:text-outline="false" style:text-line-through-style="none" style:font-name="Arial1"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37"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38"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bold"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39" style:family="paragraph">
      <style:paragraph-properties fo:margin-left="0in" fo:margin-right="0in" fo:margin-top="0in" fo:margin-bottom="0in" fo:line-height="100%" text:enable-numbering="false" fo:text-indent="0in"/>
    </style:style>
    <style:style style:name="P40"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8pt" fo:font-style="normal" fo:text-shadow="none" style:text-underline-style="none" fo:font-weight="bold"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41" style:family="paragraph">
      <style:paragraph-properties fo:margin-left="0in" fo:margin-right="0in" fo:margin-top="0in" fo:margin-bottom="0in" fo:line-height="100%" fo:text-align="center" text:enable-numbering="false" fo:text-indent="0in"/>
      <style:text-properties fo:color="#ffffff" style:text-outline="false" style:text-line-through-style="none" style:font-name="Arial1" fo:font-size="18pt" fo:font-style="normal" fo:text-shadow="none" style:text-underline-style="none" fo:font-weight="bold"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42" style:family="paragraph" style:parent-style-name="Standard">
      <style:paragraph-properties style:text-autospace="none"/>
      <style:text-properties style:use-window-font-color="true" fo:font-size="12pt" fo:language="en" fo:country="US" style:font-name-asian="Arial" style:font-size-asian="12pt" style:language-asian="none" style:country-asian="none" style:font-name-complex="Arial" style:font-size-complex="12pt" style:language-complex="none" style:country-complex="none"/>
    </style:style>
    <style:style style:name="P43" style:family="paragraph" style:parent-style-name="Standard">
      <style:paragraph-properties fo:text-align="center" style:justify-single-word="false" style:text-autospace="none"/>
    </style:style>
    <style:style style:name="T1" style:family="text">
      <style:text-properties fo:font-weight="bold" style:font-name-asian="Arial" style:font-weight-asian="bold" style:font-name-complex="Arial" style:font-weight-complex="bold"/>
    </style:style>
    <style:style style:name="T2" style:family="text">
      <style:text-properties style:font-name-asian="Arial" style:font-name-complex="Arial" style:font-weight-complex="bold"/>
    </style:style>
    <style:style style:name="T3" style:family="text">
      <style:text-properties fo:color="#7f0055" fo:font-weight="bold" style:font-weight-asian="bold" style:font-weight-complex="bold"/>
    </style:style>
    <style:style style:name="T4" style:family="text">
      <style:text-properties fo:color="#000000"/>
    </style:style>
    <style:style style:name="T5" style:family="text">
      <style:text-properties fo:color="#0000c0"/>
    </style:style>
    <style:style style:name="T6" style:family="text">
      <style:text-properties fo:color="#3f7f5f"/>
    </style:style>
    <style:style style:name="T7" style:family="text">
      <style:text-properties fo:color="#000000" style:font-name="Monospace" fo:font-size="10pt" style:font-name-asian="Monospace" style:font-size-asian="10pt" style:font-name-complex="Monospace" style:font-size-complex="10pt"/>
    </style:style>
    <style:style style:name="T8" style:family="text">
      <style:text-properties style:use-window-font-color="true" fo:font-size="12pt" fo:language="en" fo:country="US" fo:font-weight="normal" style:font-name-asian="Arial" style:font-size-asian="12pt" style:language-asian="none" style:country-asian="none" style:font-weight-asian="normal" style:font-name-complex="Arial" style:font-size-complex="12pt" style:language-complex="none" style:country-complex="none" style:font-weight-complex="normal"/>
    </style:style>
    <style:style style:name="T9" style:family="text">
      <style:text-properties style:use-window-font-color="true" fo:language="en" fo:country="US" fo:font-weight="normal" style:language-asian="none" style:country-asian="none" style:font-weight-asian="normal" style:language-complex="none" style:country-complex="none" style:font-weight-complex="normal"/>
    </style:style>
    <style:style style:name="T10" style:family="text">
      <style:text-properties style:use-window-font-color="true" fo:language="en" fo:country="US" fo:font-style="normal" fo:font-weight="normal" style:language-asian="none" style:country-asian="none" style:font-style-asian="normal" style:font-weight-asian="normal" style:language-complex="none" style:country-complex="none" style:font-style-complex="normal" style:font-weight-complex="normal"/>
    </style:style>
    <style:style style:name="T11" style:family="text">
      <style:text-properties fo:color="#000000" style:font-name="Monospace" fo:font-size="10pt" fo:language="en" fo:country="US" fo:font-style="normal" fo:font-weight="normal" style:font-name-asian="Monospace" style:font-size-asian="10pt" style:language-asian="none" style:country-asian="none" style:font-style-asian="normal" style:font-weight-asian="normal" style:font-name-complex="Monospace" style:font-size-complex="10pt" style:language-complex="none" style:country-complex="none" style:font-style-complex="normal" style:font-weight-complex="normal"/>
    </style:style>
    <style:style style:name="T12" style:family="text">
      <style:text-properties style:use-window-font-color="true" fo:language="en" fo:country="US" fo:font-style="italic" fo:font-weight="normal" style:language-asian="none" style:country-asian="none" style:font-style-asian="italic" style:font-weight-asian="normal" style:language-complex="none" style:country-complex="none" style:font-style-complex="italic" style:font-weight-complex="normal"/>
    </style:style>
    <style:style style:name="T13" style:family="text">
      <style:text-properties fo:color="#0000c0" style:font-name="Monospace" fo:font-size="10pt" fo:language="en" fo:country="US" fo:font-style="normal" fo:font-weight="normal" style:font-name-asian="Monospace" style:font-size-asian="10pt" style:language-asian="none" style:country-asian="none" style:font-style-asian="normal" style:font-weight-asian="normal" style:font-name-complex="Monospace" style:font-size-complex="10pt" style:language-complex="none" style:country-complex="none" style:font-style-complex="normal" style:font-weight-complex="normal"/>
    </style:style>
    <style:style style:name="T14" style:family="text">
      <style:text-properties fo:color="#000000" style:font-name="Monospace" fo:font-size="10pt" fo:language="en" fo:country="US" fo:font-weight="normal" style:font-name-asian="Monospace" style:font-size-asian="10pt" style:language-asian="none" style:country-asian="none" style:font-weight-asian="normal" style:font-name-complex="Monospace" style:font-size-complex="10pt" style:language-complex="none" style:country-complex="none" style:font-weight-complex="normal"/>
    </style:style>
    <style:style style:name="T15" style:family="text">
      <style:text-properties fo:color="#0000c0" style:font-name="Monospace" fo:font-size="10pt" fo:language="en" fo:country="US" fo:font-weight="normal" style:font-name-asian="Monospace" style:font-size-asian="10pt" style:language-asian="none" style:country-asian="none" style:font-weight-asian="normal" style:font-name-complex="Monospace" style:font-size-complex="10pt" style:language-complex="none" style:country-complex="none" style:font-weight-complex="normal"/>
    </style:style>
    <style:style style:name="T16" style:family="text">
      <style:text-properties fo:color="#0000c0" style:font-name="Monospace" fo:font-size="10pt" style:font-name-asian="Monospace" style:font-size-asian="10pt" style:font-name-complex="Monospace" style:font-size-complex="10pt"/>
    </style:style>
    <style:style style:name="T17" style:family="text">
      <style:text-properties fo:font-style="normal" style:font-name-asian="ABCDEE+Calibri" style:font-style-asian="normal" style:font-name-complex="Times New Roman" style:font-style-complex="normal"/>
    </style:style>
    <style:style style:name="T18" style:family="text">
      <style:text-properties fo:font-style="normal" style:font-style-asian="normal" style:font-style-complex="normal"/>
    </style:style>
    <style:style style:name="T19" style:family="text">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T20" style:family="text">
      <style:text-properties fo:font-style="italic" style:font-style-asian="italic" style:font-style-complex="italic"/>
    </style:style>
    <style:style style:name="T21" style:family="text">
      <style:text-properties fo:color="#0000c0" style:font-name="Monospace" fo:font-size="10pt" fo:font-style="normal" style:font-name-asian="Monospace" style:font-size-asian="10pt" style:font-style-asian="normal" style:font-name-complex="Monospace" style:font-size-complex="10pt" style:font-style-complex="normal"/>
    </style:style>
    <style:style style:name="T22" style:family="text">
      <style:text-properties style:use-window-font-color="true" fo:font-size="12pt" fo:language="en" fo:country="US" fo:font-weight="bold" style:font-name-asian="Arial" style:font-size-asian="12pt" style:language-asian="none" style:country-asian="none" style:font-weight-asian="bold" style:font-name-complex="Arial" style:font-size-complex="12pt" style:language-complex="ar" style:country-complex="SA" style:font-weight-complex="bold"/>
    </style:style>
    <style:style style:name="T23" style:family="text">
      <style:text-properties style:use-window-font-color="true" fo:font-size="12pt" fo:language="en" fo:country="US" fo:font-weight="normal" style:font-name-asian="Arial" style:font-size-asian="12pt" style:language-asian="none" style:country-asian="none" style:font-weight-asian="normal" style:font-name-complex="Arial" style:font-size-complex="12pt" style:language-complex="ar" style:country-complex="SA" style:font-weight-complex="normal"/>
    </style:style>
    <style:style style:name="T24" style:family="text">
      <style:text-properties style:use-window-font-color="true" fo:font-size="12pt" fo:language="en" fo:country="US" style:font-name-asian="Arial" style:font-size-asian="12pt" style:language-asian="none" style:country-asian="none" style:font-name-complex="Arial" style:font-size-complex="12pt" style:language-complex="ar" style:country-complex="SA" style:font-weight-complex="bold"/>
    </style:style>
    <style:style style:name="T25" style:family="text">
      <style:text-properties fo:color="#000000" style:font-name="Monospace" fo:font-size="10pt" fo:language="en" fo:country="US" style:font-name-asian="Monospace" style:font-size-asian="10pt" style:language-asian="none" style:country-asian="none" style:font-name-complex="Monospace" style:font-size-complex="10pt" style:language-complex="ar" style:country-complex="SA"/>
    </style:style>
    <style:style style:name="T26" style:family="text">
      <style:text-properties fo:color="#3f5fbf" style:font-name="Monospace" fo:font-size="10pt" fo:language="en" fo:country="US" style:font-name-asian="Monospace" style:font-size-asian="10pt" style:language-asian="none" style:country-asian="none" style:font-name-complex="Monospace" style:font-size-complex="10pt" style:language-complex="ar" style:country-complex="SA"/>
    </style:style>
    <style:style style:name="T27" style:family="text">
      <style:text-properties fo:color="#7f0055" style:font-name="Monospace" fo:font-size="10pt" fo:language="en" fo:country="US" fo:font-weight="bold" style:font-name-asian="Monospace" style:font-size-asian="10pt" style:language-asian="none" style:country-asian="none" style:font-weight-asian="bold" style:font-name-complex="Monospace" style:font-size-complex="10pt" style:language-complex="ar" style:country-complex="SA" style:font-weight-complex="bold"/>
    </style:style>
    <style:style style:name="T28" style:family="text">
      <style:text-properties style:font-name="Monospace" fo:font-size="10pt" fo:language="en" fo:country="US" style:font-name-asian="Monospace" style:font-size-asian="10pt" style:language-asian="none" style:country-asian="none" style:font-name-complex="Monospace" style:font-size-complex="10pt" style:language-complex="ar" style:country-complex="SA"/>
    </style:style>
    <style:style style:name="T29" style:family="text">
      <style:text-properties fo:color="#3f7f5f" style:font-name="Monospace" fo:font-size="10pt" fo:language="en" fo:country="US" style:font-name-asian="Monospace" style:font-size-asian="10pt" style:language-asian="none" style:country-asian="none" style:font-name-complex="Monospace" style:font-size-complex="10pt" style:language-complex="ar" style:country-complex="SA"/>
    </style:style>
    <style:style style:name="T30" style:family="text">
      <style:text-properties fo:color="#0000c0" style:font-name="Monospace" fo:font-size="10pt" fo:language="en" fo:country="US" style:font-name-asian="Monospace" style:font-size-asian="10pt" style:language-asian="none" style:country-asian="none" style:font-name-complex="Monospace" style:font-size-complex="10pt" style:language-complex="ar" style:country-complex="SA"/>
    </style:style>
    <style:style style:name="T31" style:family="text">
      <style:text-properties fo:color="#000000" style:font-name="Monospace" fo:font-size="10pt" style:font-name-asian="Monospace" style:font-size-asian="10pt" style:font-name-complex="Monospace" style:font-size-complex="10pt" style:language-complex="ar" style:country-complex="SA"/>
    </style:style>
    <style:style style:name="T32" style:family="text">
      <style:text-properties style:font-name-asian="VMEYMT+CMMI10" style:font-name-complex="VMEYMT+CMMI10"/>
    </style:style>
    <style:style style:name="T33" style:family="text">
      <style:text-properties style:use-window-font-color="true" fo:font-size="12pt" fo:language="en" fo:country="US" fo:font-weight="normal" style:font-name-asian="DejaVu Sans1" style:font-size-asian="12pt" style:language-asian="none" style:country-asian="none" style:font-weight-asian="normal" style:font-name-complex="Times New Roman" style:font-size-complex="12pt" style:language-complex="ar" style:country-complex="SA" style:font-weight-complex="normal"/>
    </style:style>
    <style:style style:name="T34" style:family="text">
      <style:text-properties style:use-window-font-color="true" fo:font-size="12pt" fo:language="en" fo:country="US" fo:font-style="normal" fo:font-weight="normal" style:font-name-asian="DejaVu Sans1" style:font-size-asian="12pt" style:language-asian="none" style:country-asian="none" style:font-style-asian="normal" style:font-weight-asian="normal" style:font-name-complex="Times New Roman" style:font-size-complex="12pt" style:language-complex="ar" style:country-complex="SA" style:font-style-complex="normal" style:font-weight-complex="normal"/>
    </style:style>
    <style:style style:name="T35" style:family="text">
      <style:text-properties style:use-window-font-color="true" fo:font-size="12pt" fo:language="en" fo:country="US" fo:font-style="italic" fo:font-weight="normal" style:font-name-asian="Arial" style:font-size-asian="12pt" style:language-asian="none" style:country-asian="none" style:font-style-asian="italic" style:font-weight-asian="normal" style:font-name-complex="Arial" style:font-size-complex="12pt" style:language-complex="ar" style:country-complex="SA" style:font-style-complex="italic" style:font-weight-complex="normal"/>
    </style:style>
    <style:style style:name="T36" style:family="text">
      <style:text-properties style:use-window-font-color="true" fo:font-size="12pt" fo:language="en" fo:country="US" fo:font-style="normal" fo:font-weight="normal" style:font-name-asian="Arial" style:font-size-asian="12pt" style:language-asian="none" style:country-asian="none" style:font-style-asian="normal" style:font-weight-asian="normal" style:font-name-complex="Arial" style:font-size-complex="12pt" style:language-complex="ar" style:country-complex="SA" style:font-style-complex="normal" style:font-weight-complex="normal"/>
    </style:style>
    <style:style style:name="T37" style:family="text">
      <style:text-properties fo:color="#646464" style:font-name="Monospace" fo:font-size="10pt" fo:language="en" fo:country="US" style:font-name-asian="Monospace" style:font-size-asian="10pt" style:language-asian="none" style:country-asian="none" style:font-name-complex="Monospace" style:font-size-complex="10pt" style:language-complex="ar" style:country-complex="SA"/>
    </style:style>
    <style:style style:name="T38" style:family="text">
      <style:text-properties fo:color="#000000" style:font-name="Monospace" fo:font-size="10pt" fo:language="en" fo:country="US" fo:font-style="italic" style:font-name-asian="Monospace" style:font-size-asian="10pt" style:language-asian="none" style:country-asian="none" style:font-style-asian="italic" style:font-name-complex="Monospace" style:font-size-complex="10pt" style:language-complex="ar" style:country-complex="SA" style:font-style-complex="italic"/>
    </style:style>
    <style:style style:name="T39" style:family="text">
      <style:text-properties fo:color="#0000c0" style:font-name="Monospace" fo:font-size="10pt" fo:language="en" fo:country="US" fo:font-style="normal" style:font-name-asian="Monospace" style:font-size-asian="10pt" style:language-asian="none" style:country-asian="none" style:font-style-asian="normal" style:font-name-complex="Monospace" style:font-size-complex="10pt" style:language-complex="ar" style:country-complex="SA" style:font-style-complex="normal"/>
    </style:style>
    <style:style style:name="T40" style:family="text">
      <style:text-properties fo:color="#000000" style:font-name="Monospace" fo:font-size="10pt" fo:language="en" fo:country="US" fo:font-style="normal" style:font-name-asian="Monospace" style:font-size-asian="10pt" style:language-asian="none" style:country-asian="none" style:font-style-asian="normal" style:font-name-complex="Monospace" style:font-size-complex="10pt" style:language-complex="ar" style:country-complex="SA" style:font-style-complex="normal"/>
    </style:style>
    <style:style style:name="T41" style:family="text">
      <style:text-properties fo:font-style="normal" style:text-underline-style="none" style:font-style-asian="normal" style:font-style-complex="normal"/>
    </style:style>
    <style:style style:name="T42" style:family="text">
      <style:text-properties fo:font-style="italic" style:text-underline-style="none" style:font-style-asian="italic" style:font-style-complex="italic"/>
    </style:style>
    <style:style style:name="T43" style:family="text">
      <style:text-properties fo:color="#ffffff" style:text-outline="false" style:text-line-through-style="none" style:font-name="Arial1"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44" style:family="text">
      <style:text-properties fo:color="#000000" style:text-outline="false" style:text-line-through-style="none" style:font-name="Arial1"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45" style:family="text">
      <style:text-properties style:use-window-font-color="true" style:text-outline="false" style:text-line-through-style="none" style:font-name="Arial1"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46" style:family="text">
      <style:text-properties style:use-window-font-color="true" style:text-outline="false" style:text-line-through-style="none" style:font-name="Arial1" fo:font-size="18pt" fo:font-style="normal" fo:text-shadow="none" style:text-underline-style="none" fo:font-weight="bold"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47" style:family="text">
      <style:text-properties fo:color="#ffffff" style:text-outline="false" style:text-line-through-style="none" style:font-name="Arial1" fo:font-size="18pt" fo:font-style="normal" fo:text-shadow="none" style:text-underline-style="none" fo:font-weight="bold"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48" style:family="text">
      <style:text-properties fo:color="#ffffff" style:text-outline="false" style:text-line-through-style="none" style:text-position="sub 58%" style:font-name="Arial1" fo:font-size="18pt" fo:font-style="normal" fo:text-shadow="none" style:text-underline-style="none" fo:font-weight="bold"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49" style:family="text">
      <style:text-properties style:text-underline-style="solid" style:text-underline-width="auto" style:text-underline-color="font-color"/>
    </style:style>
    <style:style style:name="T50" style:family="text">
      <style:text-properties style:text-underline-style="none"/>
    </style:style>
    <style:style style:name="T51" style:family="text">
      <style:text-properties style:use-window-font-color="true" fo:font-size="12pt" fo:language="en" fo:country="US" fo:font-style="normal" style:font-name-asian="Arial" style:font-size-asian="12pt" style:language-asian="none" style:country-asian="none" style:font-style-asian="normal" style:font-name-complex="Arial" style:font-size-complex="12pt" style:language-complex="ar" style:country-complex="SA" style:font-style-complex="normal"/>
    </style:style>
    <style:style style:name="T52" style:family="text">
      <style:text-properties style:use-window-font-color="true" fo:font-size="12pt" fo:language="en" fo:country="US" fo:font-style="italic" style:font-name-asian="Arial" style:font-size-asian="12pt" style:language-asian="none" style:country-asian="none" style:font-style-asian="italic" style:font-name-complex="Arial" style:font-size-complex="12pt" style:language-complex="ar" style:country-complex="SA" style:font-style-complex="italic"/>
    </style:style>
    <style:style style:name="fr1" style:family="graphic" style:parent-style-name="OLE">
      <style:graphic-properties fo:margin-left="0in" fo:margin-right="0in" style:vertical-pos="middle" style:vertical-rel="text" fo:background-color="#ffffff" style:background-transparency="0%" fo:padding-left="0.1102in" fo:padding-right="0.1102in" fo:padding-top="0.0602in" fo:padding-bottom="0.0602in" fo:border="none">
        <style:background-image/>
      </style:graphic-properties>
    </style:style>
    <style:style style:name="fr2" style:family="graphic" style:parent-style-name="Formula">
      <style:graphic-properties style:vertical-pos="middle" style:vertical-rel="text" style:horizontal-pos="from-left" style:horizontal-rel="paragraph-content"/>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fo:min-height="0.336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355e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28009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EP 521, Take Home Exam</text:p>
      <text:p text:style-name="P2">Jeremy Calvert</text:p>
      <text:p text:style-name="P3">1 <text:tab/></text:p>
      <text:p text:style-name="Standard"><text:span text:style-name="T1">Idea: </text:span><text:span text:style-name="T2">We specify a greedy algorithm that sends contestants out in decreasing order of their expected run plus bike time.</text:span></text:p>
      <text:p text:style-name="P4"/>
      <text:p text:style-name="P4">Formally:</text:p>
      <text:p text:style-name="P5">We sort the array using the following comparator and then send them out in that order</text:p>
      <text:p text:style-name="P6"><text:span text:style-name="T3">public</text:span><text:span text:style-name="T4"> </text:span><text:span text:style-name="T3">int</text:span><text:span text:style-name="T4"> compare(Competitor i, Competitor j){</text:span></text:p>
      <text:p text:style-name="P7">//<text:tab/> Order reversed to provide descending sort</text:p>
      <text:p text:style-name="P8"><text:span text:style-name="T4"><text:tab/></text:span><text:span text:style-name="T3">return</text:span><text:span text:style-name="T4"> j.</text:span><text:span text:style-name="T5">b</text:span><text:span text:style-name="T4"> + j.</text:span><text:span text:style-name="T5">r</text:span><text:span text:style-name="T4"> - (i.</text:span><text:span text:style-name="T5">b</text:span><text:span text:style-name="T4"> <text:s/>+ i.</text:span><text:span text:style-name="T5">r</text:span><text:span text:style-name="T4">); </text:span></text:p>
      <text:p text:style-name="P9">}</text:p>
      <text:p text:style-name="P9"><text:tab/></text:p>
      <text:p text:style-name="P8"><text:span text:style-name="T3">public</text:span><text:span text:style-name="T4"> </text:span><text:span text:style-name="T3">static</text:span><text:span text:style-name="T4"> </text:span><text:span text:style-name="T3">class</text:span><text:span text:style-name="T4"> Competitor {</text:span></text:p>
      <text:p text:style-name="P8"><text:span text:style-name="T4"><text:tab/></text:span><text:span text:style-name="T6">// swim; bike; run<text:tab/></text:span></text:p>
      <text:p text:style-name="P8"><text:span text:style-name="T4"><text:tab/></text:span><text:span text:style-name="T3">int</text:span><text:span text:style-name="T4"> </text:span><text:span text:style-name="T5">s</text:span><text:span text:style-name="T4">; </text:span><text:span text:style-name="T3">int</text:span><text:span text:style-name="T4"> </text:span><text:span text:style-name="T5">b</text:span><text:span text:style-name="T4">; </text:span><text:span text:style-name="T3">int</text:span><text:span text:style-name="T4"> </text:span><text:span text:style-name="T5">r</text:span><text:span text:style-name="T4">;</text:span></text:p>
      <text:p text:style-name="P9">}</text:p>
      <text:p text:style-name="P9"/>
      <text:p text:style-name="P5">It is in fact a comparator since it's asymmetric, associative, and comparing a <text:span text:style-name="T7">Competitor</text:span> with itself yields 0.</text:p>
      <text:p text:style-name="P10"/>
      <text:p text:style-name="P4">Complexity: <text:s/></text:p>
      <text:p text:style-name="Standard"><text:span text:style-name="T8">This algorithm amounts to a sort using the comparator defined above, which is well known to be of complexity </text:span><draw:frame draw:style-name="fr1" draw:name="Object1" text:anchor-type="as-char" svg:width="0.7752in" svg:height="0.1909in" draw:z-index="0"><draw:object xlink:href="./Object 1" xlink:type="simple" xlink:show="embed" xlink:actuate="onLoad"/><draw:image xlink:href="./ObjectReplacements/Object 1" xlink:type="simple" xlink:show="embed" xlink:actuate="onLoad"/></draw:frame><text:span text:style-name="T8">.</text:span></text:p>
      <text:p text:style-name="P11"/>
      <text:p text:style-name="P12">Correctness:</text:p>
      <text:p text:style-name="P13"><text:span text:style-name="T9">First we'll show that net completion time for any sequence is only improved by swaps made in a transposition sort according to the ordering defined by the comparator. <text:s/></text:span><text:span text:style-name="T10">Suppose </text:span><text:span text:style-name="T11">Competitor</text:span><text:span text:style-name="T10">s</text:span><text:span text:style-name="T12"> </text:span><text:span text:style-name="T11">i</text:span><text:span text:style-name="T12"> </text:span><text:span text:style-name="T10">and </text:span><text:span text:style-name="T11">j</text:span><text:span text:style-name="T12"> </text:span><text:span text:style-name="T10">are adjacent in a given sequence, and </text:span><text:span text:style-name="T11">j.</text:span><text:span text:style-name="T13">b</text:span><text:span text:style-name="T11"> + j.</text:span><text:span text:style-name="T13">r</text:span><text:span text:style-name="T11"> &gt; i.</text:span><text:span text:style-name="T13">b</text:span><text:span text:style-name="T11"> + i.</text:span><text:span text:style-name="T13">r </text:span><text:span text:style-name="T9">. <text:s/>Both before and after swapping, the pool is occupied for the same period. <text:s/>Denote the beginning of the period as T. <text:s/>Before swapping, the completion time for </text:span><text:span text:style-name="T11">i</text:span><text:span text:style-name="T12"> </text:span><text:span text:style-name="T9">is </text:span><text:span text:style-name="T14">T + i.</text:span><text:span text:style-name="T15">s</text:span><text:span text:style-name="T14"> + i.</text:span><text:span text:style-name="T15">b</text:span><text:span text:style-name="T14"> + i.</text:span><text:span text:style-name="T15">r</text:span><text:span text:style-name="T16"> </text:span><text:span text:style-name="T10">and the completion time for </text:span><text:span text:style-name="T11">j</text:span><text:span text:style-name="T10"> is </text:span><text:span text:style-name="T7">T + i.</text:span><text:span text:style-name="T16">s</text:span><text:span text:style-name="T7"> + j.</text:span><text:span text:style-name="T16">s</text:span><text:span text:style-name="T7"> + j.</text:span><text:span text:style-name="T16">b</text:span><text:span text:style-name="T7"> + j.</text:span><text:span text:style-name="T16">r</text:span><text:span text:style-name="T10">. <text:s/>After swapping their completion times are, respectively, <text:s/></text:span><text:span text:style-name="T11">T + j.</text:span><text:span text:style-name="T13">s</text:span><text:span text:style-name="T11"> + i.</text:span><text:span text:style-name="T13">s</text:span><text:span text:style-name="T11"> + i.</text:span><text:span text:style-name="T13">b</text:span><text:span text:style-name="T11"> + i.</text:span><text:span text:style-name="T13">r </text:span><text:span text:style-name="T10">and <text:s/></text:span><text:span text:style-name="T11">T + j.</text:span><text:span text:style-name="T13">s</text:span><text:span text:style-name="T11"> + j.</text:span><text:span text:style-name="T13">b</text:span><text:span text:style-name="T11"> + j.</text:span><text:span text:style-name="T13">r</text:span><text:span text:style-name="T10">. <text:s/>But by the presupposed inequality above, we have</text:span><text:span text:style-name="T13"> </text:span><text:span text:style-name="T11">T + i.</text:span><text:span text:style-name="T13">s</text:span><text:span text:style-name="T11"> + j.</text:span><text:span text:style-name="T13">s</text:span><text:span text:style-name="T11"> + j.</text:span><text:span text:style-name="T13">b</text:span><text:span text:style-name="T11"> + j.</text:span><text:span text:style-name="T13">r </text:span><text:span text:style-name="T11">&gt;</text:span><text:span text:style-name="T13"> <text:s/></text:span><text:span text:style-name="T11">T + i.</text:span><text:span text:style-name="T13">s</text:span><text:span text:style-name="T11"> + j.</text:span><text:span text:style-name="T13">s</text:span><text:span text:style-name="T11"> + i.</text:span><text:span text:style-name="T13">b</text:span><text:span text:style-name="T11"> + i.</text:span><text:span text:style-name="T13">r</text:span><text:span text:style-name="T9">, where the LHS is the completion time of contestant </text:span><text:span text:style-name="T14">i</text:span><text:span text:style-name="T10"> after the swap. <text:s/>And clearly the completion time of </text:span><text:span text:style-name="T11">j</text:span><text:span text:style-name="T10"> after the swap is smaller (</text:span><text:span text:style-name="T11">T + i.</text:span><text:span text:style-name="T13">s</text:span><text:span text:style-name="T11"> + j.</text:span><text:span text:style-name="T13">s</text:span><text:span text:style-name="T11"> + j.</text:span><text:span text:style-name="T13">b</text:span><text:span text:style-name="T11"> + j.</text:span><text:span text:style-name="T13">r </text:span><text:span text:style-name="T11">&gt;</text:span><text:span text:style-name="T13"> <text:s/></text:span><text:span text:style-name="T11">T + j.</text:span><text:span text:style-name="T13">s</text:span><text:span text:style-name="T11"> + i.</text:span><text:span text:style-name="T13">b</text:span><text:span text:style-name="T11"> + i.</text:span><text:span text:style-name="T13">r</text:span><text:span text:style-name="T10">). <text:s/>So the net completion time of the two contestants is smaller. <text:s/>Since the total completion time is the minimum of the completion time of all contestants, we have proven the claim.//</text:span></text:p>
      <text:p text:style-name="P11"/>
      <text:p text:style-name="P11">Now we show that all sequences that can be obtained by making only trivial transpositions have the same expected completion time, establishing that the one returned by our algorithm does provide an optimal solution. <text:s/>Here, by calling <text:span text:style-name="T17">an inversion trivial, we mean that two competitors being swapped have comparator value of 0. </text:span><text:s/><text:span text:style-name="T18">So suppose contestants </text:span><text:span text:style-name="T19">i</text:span><text:span text:style-name="T20"> </text:span><text:span text:style-name="T18">and </text:span><text:span text:style-name="T19">j</text:span><text:span text:style-name="T20"> </text:span><text:span text:style-name="T18">are adjacent in a given sequence, and </text:span><text:span text:style-name="T19">j.</text:span><text:span text:style-name="T21">b</text:span><text:span text:style-name="T19"> + j.</text:span><text:span text:style-name="T21">r</text:span><text:span text:style-name="T19"> = i.</text:span><text:span text:style-name="T21">b</text:span><text:span text:style-name="T19"> + i.</text:span><text:span text:style-name="T21">r </text:span>. <text:s/>Both before and after swapping, the pool is occupied for the same period. <text:s text:c="2"/>Denote the beginning of the period as T. Prior to the swap, contestant <text:span text:style-name="T19">j</text:span><text:span text:style-name="T20"> </text:span><text:span text:style-name="T18">takes </text:span><text:span text:style-name="T19">T + i.</text:span><text:span text:style-name="T21">s</text:span><text:span text:style-name="T19"> + j.</text:span><text:span text:style-name="T21">s</text:span><text:span text:style-name="T19"> + j.</text:span><text:span text:style-name="T21">b</text:span><text:span text:style-name="T19"> + j.</text:span><text:span text:style-name="T21">r </text:span><text:span text:style-name="T18">to complete (which clearly longer than contestant </text:span><text:span text:style-name="T19">i</text:span><text:span text:style-name="T18"> takes, since </text:span><text:span text:style-name="T19">i</text:span><text:span text:style-name="T20"> </text:span><text:span text:style-name="T18">begins first and they have the same running plus biking times). <text:s/>After to the swap, contestant </text:span><text:span text:style-name="T19">i</text:span><text:span text:style-name="T20"> </text:span><text:span text:style-name="T18">takes </text:span><text:span text:style-name="T19">T + j.</text:span><text:span text:style-name="T21">s</text:span><text:span text:style-name="T19"> + i.</text:span><text:span text:style-name="T21">s</text:span><text:span text:style-name="T19"> + i.</text:span><text:span text:style-name="T21">b</text:span><text:span text:style-name="T19"> + i.</text:span><text:span text:style-name="T21">r </text:span><text:span text:style-name="T18">to complete, which by the assumption that the inversion is trivial, is the same (and clearly longer than contestant </text:span><text:span text:style-name="T19">j</text:span><text:span text:style-name="T18"> now takes). <text:s/>So the net completion time of the two contestants is the same, and the net completion time of all contestants is unaffected by such inversions.//</text:span></text:p>
      <text:p text:style-name="P14">2<text:tab/></text:p>
      <text:p text:style-name="Standard"><text:span text:style-name="T22">Idea: </text:span><text:span text:style-name="T23">We specify a modification to the divide-and-conquer method (as provided in section 5.3 of the text) to find and count all significant inversions</text:span><text:span text:style-name="T24">.</text:span></text:p>
      <text:p text:style-name="P4"/>
      <text:p text:style-name="P4">Formally:</text:p>
      <text:p text:style-name="P15">/**</text:p>
      <text:p text:style-name="P16"><text:span text:style-name="T25"><text:s/></text:span><text:span text:style-name="T26">*</text:span><text:span text:style-name="T25"> </text:span><text:span text:style-name="T26">Public</text:span><text:span text:style-name="T25"> </text:span><text:span text:style-name="T26">countInversion</text:span><text:span text:style-name="T25"> </text:span><text:span text:style-name="T26">method</text:span><text:span text:style-name="T25"> </text:span><text:span text:style-name="T26">takes</text:span><text:span text:style-name="T25"> </text:span><text:span text:style-name="T26">a</text:span><text:span text:style-name="T25"> </text:span><text:span text:style-name="T26">List</text:span><text:span text:style-name="T25"> </text:span><text:span text:style-name="T26">of</text:span><text:span text:style-name="T25"> </text:span><text:span text:style-name="T26">integers</text:span><text:span text:style-name="T25"> </text:span><text:span text:style-name="T26">and</text:span><text:span text:style-name="T25"> </text:span><text:span text:style-name="T26">returns</text:span><text:span text:style-name="T25"> </text:span><text:span text:style-name="T26">an</text:span></text:p>
      <text:p text:style-name="P16"><text:span text:style-name="T25"><text:s/></text:span><text:span text:style-name="T26">*</text:span><text:span text:style-name="T25"> </text:span><text:span text:style-name="T26">InvCounted</text:span><text:span text:style-name="T25"> </text:span><text:span text:style-name="T26">object</text:span><text:span text:style-name="T25"> </text:span><text:span text:style-name="T26">which</text:span><text:span text:style-name="T25"> </text:span><text:span text:style-name="T26">is</text:span><text:span text:style-name="T25"> </text:span><text:span text:style-name="T26">the</text:span><text:span text:style-name="T25"> </text:span><text:span text:style-name="T26">List</text:span><text:span text:style-name="T25"> </text:span><text:span text:style-name="T26">sorted</text:span><text:span text:style-name="T25"> </text:span><text:span text:style-name="T26">such</text:span><text:span text:style-name="T25"> </text:span><text:span text:style-name="T26">that</text:span><text:span text:style-name="T25"> </text:span><text:span text:style-name="T26">there</text:span><text:span text:style-name="T25"> </text:span><text:span text:style-name="T26">are</text:span><text:span text:style-name="T25"> </text:span><text:span text:style-name="T26">no</text:span><text:span text:style-name="T25"> </text:span><text:span text:style-name="T26">significant</text:span></text:p>
      <text:p text:style-name="P16"><text:span text:style-name="T25"><text:s/></text:span><text:span text:style-name="T26">*</text:span><text:span text:style-name="T25"> </text:span><text:span text:style-name="T26">inversions,</text:span><text:span text:style-name="T25"> </text:span><text:span text:style-name="T26">with</text:span><text:span text:style-name="T25"> </text:span><text:span text:style-name="T26">number</text:span><text:span text:style-name="T25"> </text:span><text:span text:style-name="T26">of</text:span><text:span text:style-name="T25"> </text:span><text:span text:style-name="T26">significant</text:span><text:span text:style-name="T25"> </text:span><text:span text:style-name="T26">inversions</text:span><text:span text:style-name="T25"> </text:span><text:span text:style-name="T26">required</text:span><text:span text:style-name="T25"> </text:span><text:span text:style-name="T26">to</text:span><text:span text:style-name="T25"> </text:span><text:span text:style-name="T26">obtain</text:span><text:span text:style-name="T25"> </text:span><text:span text:style-name="T26">this</text:span></text:p>
      <text:p text:style-name="P16"><text:span text:style-name="T25"><text:s/></text:span><text:span text:style-name="T26">*</text:span><text:span text:style-name="T25"> </text:span><text:span text:style-name="T26">list.</text:span></text:p>
      <text:p text:style-name="P16"><text:span text:style-name="T25"><text:s/></text:span><text:span text:style-name="T26">*/</text:span></text:p>
      <text:p text:style-name="P16"><text:span text:style-name="T27">public</text:span><text:span text:style-name="T25"> </text:span><text:span text:style-name="T27">class</text:span><text:span text:style-name="T25"> SigInversionFinder {</text:span></text:p>
      <text:p text:style-name="P17"/>
      <text:p text:style-name="P16"><text:span text:style-name="T27">public</text:span><text:span text:style-name="T25"> InvCounted countInversions(List&lt;Integer&gt; elements) {</text:span></text:p>
      <text:p text:style-name="P16"><text:span text:style-name="T25"><text:tab/></text:span><text:span text:style-name="T27">if</text:span><text:span text:style-name="T25"> (elements.size() == 0) {</text:span></text:p>
      <text:p text:style-name="P16"><text:span text:style-name="T25"><text:tab/><text:tab/></text:span><text:span text:style-name="T27">return</text:span><text:span text:style-name="T25"> </text:span><text:span text:style-name="T27">new</text:span><text:span text:style-name="T25"> InvCounted();</text:span></text:p>
      <text:p text:style-name="P18"><text:tab/>}</text:p>
      <text:p text:style-name="P16"><text:span text:style-name="T25"><text:tab/></text:span><text:span text:style-name="T27">if</text:span><text:span text:style-name="T25"> (elements.size() == 1) {</text:span></text:p>
      <text:p text:style-name="P16"><text:span text:style-name="T25"><text:tab/><text:tab/></text:span><text:span text:style-name="T27">return</text:span><text:span text:style-name="T25"> </text:span><text:span text:style-name="T27">new</text:span><text:span text:style-name="T25"> InvCounted(elements.get(0));</text:span></text:p>
      <text:p text:style-name="P18"><text:tab/>}</text:p>
      <text:p text:style-name="P16"><text:span text:style-name="T25"><text:tab/></text:span><text:span text:style-name="T27">int</text:span><text:span text:style-name="T25"> halfSize = elements.size() / 2;</text:span></text:p>
      <text:p text:style-name="P18"><text:tab/>InvCounted lElements = countInversions(elements.subList(0, halfSize));</text:p>
      <text:p text:style-name="P18"><text:tab/>InvCounted rElements = countInversions(elements.subList(halfSize,</text:p>
      <text:p text:style-name="P18"><text:tab/><text:tab/><text:tab/>elements.size()));</text:p>
      <text:p text:style-name="P16"><text:span text:style-name="T25"><text:tab/></text:span><text:span text:style-name="T27">return</text:span><text:span text:style-name="T25"> countAndMerge(lElements, rElements);</text:span></text:p>
      <text:p text:style-name="P18">}</text:p>
      <text:p text:style-name="P17"/>
      <text:p text:style-name="P16"><text:span text:style-name="T27">private</text:span><text:span text:style-name="T25"> InvCounted countAndMerge(InvCounted lElements, InvCounted rElements) {</text:span></text:p>
      <text:p text:style-name="P16"><text:span text:style-name="T25"><text:tab/></text:span><text:span text:style-name="T27">int</text:span><text:span text:style-name="T25"> i = 0;</text:span><text:span text:style-name="T28"> </text:span><text:span text:style-name="T27">int</text:span><text:span text:style-name="T25"> j = 0;</text:span></text:p>
      <text:p text:style-name="P16"><text:span text:style-name="T25"><text:tab/>InvCounted ret = </text:span><text:span text:style-name="T27">new</text:span><text:span text:style-name="T25"> InvCounted();</text:span></text:p>
      <text:p text:style-name="P16"><text:span text:style-name="T25"><text:tab/></text:span><text:span text:style-name="T27">while</text:span><text:span text:style-name="T25"> (i &lt; lElements.size() &amp;&amp; j &lt; rElements.size()) {</text:span></text:p>
      <text:p text:style-name="P16"><text:span text:style-name="T25"><text:tab/><text:tab/></text:span><text:span text:style-name="T27">if</text:span><text:span text:style-name="T25"> (2 * lElements.get(i) &gt; rElements.get(j)) {</text:span></text:p>
      <text:p text:style-name="P16"><text:span text:style-name="T25"><text:tab/><text:tab/><text:tab/></text:span><text:span text:style-name="T29">// Need a significant inversion</text:span></text:p>
      <text:p text:style-name="P18"><text:tab/><text:tab/><text:tab/>ret.add(rElements.get(j));</text:p>
      <text:p text:style-name="P16"><text:span text:style-name="T25"><text:tab/><text:tab/><text:tab/>ret.</text:span><text:span text:style-name="T30">inversions</text:span><text:span text:style-name="T25">++;</text:span></text:p>
      <text:p text:style-name="P18"><text:tab/><text:tab/><text:tab/>j++;</text:p>
      <text:p text:style-name="P16"><text:span text:style-name="T25"><text:tab/><text:tab/>} </text:span><text:span text:style-name="T27">else</text:span><text:span text:style-name="T25"> {</text:span></text:p>
      <text:p text:style-name="P18"><text:tab/><text:tab/><text:tab/>ret.add(lElements.get(i));</text:p>
      <text:p text:style-name="P18"><text:tab/><text:tab/><text:tab/>i++;</text:p>
      <text:p text:style-name="P18"><text:tab/><text:tab/>}</text:p>
      <text:p text:style-name="P18"><text:tab/>}</text:p>
      <text:p text:style-name="P16"><text:span text:style-name="T25"><text:tab/></text:span><text:span text:style-name="T29">// Complete trivial portion of the merge</text:span></text:p>
      <text:p text:style-name="P18"><text:tab/>ret.addAll(lElements.subList(i, lElements.size()));</text:p>
      <text:p text:style-name="P18"><text:tab/>ret.addAll(rElements.subList(j, rElements.size()));</text:p>
      <text:p text:style-name="P16"><text:span text:style-name="T25"><text:tab/></text:span><text:span text:style-name="T27">return</text:span><text:span text:style-name="T25"> ret;</text:span></text:p>
      <text:p text:style-name="P18">}</text:p>
      <text:p text:style-name="P17"/>
      <text:p text:style-name="P19">// END ALGORITHM (Data type definition below)</text:p>
      <text:p text:style-name="P16"><text:span text:style-name="T27">static</text:span><text:span text:style-name="T25"> </text:span><text:span text:style-name="T27">class</text:span><text:span text:style-name="T25"> InvCounted </text:span><text:span text:style-name="T27">extends</text:span><text:span text:style-name="T25"> ArrayList&lt;Integer&gt; {</text:span></text:p>
      <text:p text:style-name="P16"><text:span text:style-name="T25"><text:tab/></text:span><text:span text:style-name="T27">int</text:span><text:span text:style-name="T25"> </text:span><text:span text:style-name="T30">inversions</text:span><text:span text:style-name="T25"> = 0;</text:span></text:p>
      <text:p text:style-name="P18"><text:tab/>InvCounted() { };</text:p>
      <text:p text:style-name="P18"><text:tab/>InvCounted(Integer i) { add(i); }</text:p>
      <text:p text:style-name="P18">}</text:p>
      <text:p text:style-name="P17"/>
      <text:p text:style-name="P18">}</text:p>
      <text:p text:style-name="P10"/>
      <text:p text:style-name="P4">Complexity: <text:s/></text:p>
      <text:p text:style-name="P20">Each call to <text:span text:style-name="T31">countInversions </text:span>with a list of elements of size <text:span text:style-name="T32">n </text:span>results two recursive calls with lists</text:p>
      <text:p text:style-name="P21">of size roughly <text:span text:style-name="T32">n/</text:span>2. The merging phase takes <draw:frame draw:style-name="fr2" draw:name="Object10" text:anchor-type="as-char" svg:width="0.4291in" svg:height="0.1909in" draw:z-index="15"><draw:object xlink:href="./Object 10" xlink:type="simple" xlink:show="embed" xlink:actuate="onLoad"/><draw:image xlink:href="./ObjectReplacements/Object 10" xlink:type="simple" xlink:show="embed" xlink:actuate="onLoad"/></draw:frame>. We get that <draw:frame draw:style-name="fr2" draw:name="Object9" text:anchor-type="as-char" svg:width="1.6366in" svg:height="0.1909in" draw:z-index="12"><draw:object xlink:href="./Object 9" xlink:type="simple" xlink:show="embed" xlink:actuate="onLoad"/><draw:image xlink:href="./ObjectReplacements/Object 9" xlink:type="simple" xlink:show="embed" xlink:actuate="onLoad"/></draw:frame>, where</text:p>
      <text:p text:style-name="P21"><draw:frame draw:style-name="fr2" draw:name="Object12" text:anchor-type="as-char" svg:width="0.8835in" svg:height="0.1909in" draw:z-index="19"><draw:object xlink:href="./Object 12" xlink:type="simple" xlink:show="embed" xlink:actuate="onLoad"/><draw:image xlink:href="./ObjectReplacements/Object 12" xlink:type="simple" xlink:show="embed" xlink:actuate="onLoad"/></draw:frame>. Thus, <draw:frame draw:style-name="fr2" draw:name="Object11" text:anchor-type="as-char" svg:width="1.2453in" svg:height="0.1909in" draw:z-index="14"><draw:object xlink:href="./Object 11" xlink:type="simple" xlink:show="embed" xlink:actuate="onLoad"/><draw:image xlink:href="./ObjectReplacements/Object 11" xlink:type="simple" xlink:show="embed" xlink:actuate="onLoad"/></draw:frame>.</text:p>
      <text:p text:style-name="P22"/>
      <text:p text:style-name="P12">Correctness:</text:p>
      <text:p text:style-name="P11">We do an induction on the size of the list of integers.</text:p>
      <text:p text:style-name="P11"/>
      <text:p text:style-name="P23">Base Case:</text:p>
      <text:p text:style-name="P11"><draw:frame draw:style-name="fr2" draw:name="Object13" text:anchor-type="as-char" svg:width="0.3929in" svg:height="0.1839in" draw:z-index="16"><draw:object xlink:href="./Object 13" xlink:type="simple" xlink:show="embed" xlink:actuate="onLoad"/><draw:image xlink:href="./ObjectReplacements/Object 13" xlink:type="simple" xlink:show="embed" xlink:actuate="onLoad"/></draw:frame> is trivial, there are no inversions, and this is what is returned by our algorithm.</text:p>
      <text:p text:style-name="P11"/>
      <text:p text:style-name="P24">Inductive Step:</text:p>
      <text:p text:style-name="P25"><draw:frame draw:style-name="fr2" draw:name="Object14" text:anchor-type="as-char" svg:width="0.3929in" svg:height="0.1839in" draw:z-index="17"><draw:object xlink:href="./Object 14" xlink:type="simple" xlink:show="embed" xlink:actuate="onLoad"/><draw:image xlink:href="./ObjectReplacements/Object 14" xlink:type="simple" xlink:show="embed" xlink:actuate="onLoad"/></draw:frame>Assume the the algorithm is correct for all <draw:frame draw:style-name="fr2" draw:name="Object15" text:anchor-type="as-char" svg:width="0.4035in" svg:height="0.1839in" draw:z-index="18"><draw:object xlink:href="./Object 15" xlink:type="simple" xlink:show="embed" xlink:actuate="onLoad"/><draw:image xlink:href="./ObjectReplacements/Object 15" xlink:type="simple" xlink:show="embed" xlink:actuate="onLoad"/></draw:frame>. <text:s/>Then we have two lists with no significant inversions. <text:s/>For each iteration of the while loop within <text:span text:style-name="T31">countAndMerge</text:span>, we add the number of significant inversions required to satisfy the criteria. <text:s/>To see this, note that we add the quantity of the number of elements remaining in the sorted left-hand list. <text:s/>We must be required to consider the element in the right hand element to be significantly inverted with all of these since the left-hand list is sorted. <text:s/>Also, we must not be required to consider the right hand element to be significantly inverted with any of the elements from the original left-hand list prior to the element in question since they're all distinct, and the right-hand list is sorted (the last merged element of the left list already compared to a this or a previous element in the right list and failed the significant inversion criteria). //</text:p>
      <text:p text:style-name="P11"/>
      <text:p text:style-name="P11"/>
      <text:p text:style-name="P26">3 (a)</text:p>
      <text:p text:style-name="P27"><text:span text:style-name="T33">Let</text:span><draw:frame draw:style-name="fr1" draw:name="Object2" text:anchor-type="as-char" svg:width="0.2028in" svg:height="0.2083in" draw:z-index="1"><draw:object xlink:href="./Object 2" xlink:type="simple" xlink:show="embed" xlink:actuate="onLoad"/><draw:image xlink:href="./ObjectReplacements/Object 2" xlink:type="simple" xlink:show="embed" xlink:actuate="onLoad"/></draw:frame><text:span text:style-name="T33">be 100 for </text:span><draw:frame draw:style-name="fr1" draw:name="Object3" text:anchor-type="as-char" svg:width="0.5972in" svg:height="0.1839in" draw:z-index="2"><draw:object xlink:href="./Object 3" xlink:type="simple" xlink:show="embed" xlink:actuate="onLoad"/><draw:image xlink:href="./ObjectReplacements/Object 3" xlink:type="simple" xlink:show="embed" xlink:actuate="onLoad"/></draw:frame><text:span text:style-name="T34">, and let </text:span><draw:frame draw:style-name="fr1" draw:name="Object4" text:anchor-type="as-char" svg:width="1.898in" svg:height="0.2083in" draw:z-index="3"><draw:object xlink:href="./Object 4" xlink:type="simple" xlink:show="embed" xlink:actuate="onLoad"/><draw:image xlink:href="./ObjectReplacements/Object 4" xlink:type="simple" xlink:show="embed" xlink:actuate="onLoad"/></draw:frame><text:span text:style-name="T34">. <text:s/>We have a surplus of data on every day. <text:s/>The optimal solution would be to reboot on days 2 and 4.</text:span></text:p>
      <text:p text:style-name="P28"/>
      <text:p text:style-name="P29">3 (b)</text:p>
      <text:p text:style-name="P30">Idea: <text:s/></text:p>
      <text:p text:style-name="Standard"><text:span text:style-name="T23">We specify a DP algorithm that recurses in dimensions </text:span><text:span text:style-name="T35">dayAfter</text:span><text:span text:style-name="T23">, a strict upper bound on the index of the days being considered</text:span><text:span text:style-name="T36">, and </text:span><text:span text:style-name="T35">firstDay</text:span><text:span text:style-name="T36"> the inclusive lower bound on the day number (interpreted as a first day after a reboot).</text:span></text:p>
      <text:p text:style-name="P4"/>
      <text:p text:style-name="P27"><text:span text:style-name="T22">Formally:</text:span><text:span text:style-name="T23"> </text:span></text:p>
      <text:p text:style-name="P31">/**</text:p>
      <text:p text:style-name="P16"><text:span text:style-name="T25"><text:s/></text:span><text:span text:style-name="T26">*</text:span><text:span text:style-name="T25"> </text:span><text:span text:style-name="T26">We</text:span><text:span text:style-name="T25"> </text:span><text:span text:style-name="T26">construct</text:span><text:span text:style-name="T25"> </text:span><text:span text:style-name="T26">an</text:span><text:span text:style-name="T25"> </text:span><text:span text:style-name="T26">instance</text:span><text:span text:style-name="T25"> </text:span><text:span text:style-name="T26">of</text:span><text:span text:style-name="T25"> </text:span><text:span text:style-name="T26">RestartScheduler</text:span><text:span text:style-name="T25"> </text:span><text:span text:style-name="T26">and</text:span><text:span text:style-name="T25"> </text:span><text:span text:style-name="T26">initialize</text:span><text:span text:style-name="T25"> </text:span><text:span text:style-name="T26">the</text:span><text:span text:style-name="T25"> </text:span><text:span text:style-name="T26">member</text:span><text:span text:style-name="T25"> </text:span><text:span text:style-name="T26">lists</text:span></text:p>
      <text:p text:style-name="P16"><text:span text:style-name="T25"><text:s/></text:span><text:span text:style-name="T26">*</text:span><text:span text:style-name="T25"> </text:span><text:span text:style-name="T26">which</text:span><text:span text:style-name="T25"> </text:span><text:span text:style-name="T26">are</text:span><text:span text:style-name="T25"> </text:span><text:span text:style-name="T26">as</text:span><text:span text:style-name="T25"> </text:span><text:span text:style-name="T26">provided</text:span><text:span text:style-name="T25"> </text:span><text:span text:style-name="T26">in</text:span><text:span text:style-name="T25"> </text:span><text:span text:style-name="T26">the</text:span><text:span text:style-name="T25"> </text:span><text:span text:style-name="T26">problem.</text:span><text:span text:style-name="T25"> </text:span><text:span text:style-name="T26">Then</text:span><text:span text:style-name="T25"> </text:span><text:span text:style-name="T26">we</text:span><text:span text:style-name="T25"> </text:span><text:span text:style-name="T26">make</text:span><text:span text:style-name="T25"> </text:span><text:span text:style-name="T26">a</text:span><text:span text:style-name="T25"> </text:span><text:span text:style-name="T26">call</text:span><text:span text:style-name="T25"> </text:span><text:span text:style-name="T26">to</text:span></text:p>
      <text:p text:style-name="P16"><text:span text:style-name="T25"><text:s/></text:span><text:span text:style-name="T26">*</text:span><text:span text:style-name="T25"> </text:span><text:span text:style-name="T26">getOptBootSchedule(new</text:span><text:span text:style-name="T25"> </text:span><text:span text:style-name="T26">Dayspan(0,</text:span><text:span text:style-name="T25"> </text:span><text:span text:style-name="T26">dataQuantities.size())).</text:span><text:span text:style-name="T25"> </text:span><text:span text:style-name="T26">The</text:span><text:span text:style-name="T25"> </text:span><text:span text:style-name="T26">BootSchedule</text:span></text:p>
      <text:p text:style-name="P16"><text:span text:style-name="T25"><text:s/></text:span><text:span text:style-name="T26">*</text:span><text:span text:style-name="T25"> </text:span><text:span text:style-name="T26">returned</text:span><text:span text:style-name="T25"> </text:span><text:span text:style-name="T26">by</text:span><text:span text:style-name="T25"> </text:span><text:span text:style-name="T26">this</text:span><text:span text:style-name="T25"> </text:span><text:span text:style-name="T26">call</text:span><text:span text:style-name="T25"> </text:span><text:span text:style-name="T26">is</text:span><text:span text:style-name="T25"> </text:span><text:span text:style-name="T26">the</text:span><text:span text:style-name="T25"> </text:span><text:span text:style-name="T26">optimal</text:span><text:span text:style-name="T25"> </text:span><text:span text:style-name="T26">schedule.</text:span></text:p>
      <text:p text:style-name="P16"><text:span text:style-name="T25"><text:s/></text:span><text:span text:style-name="T26">*/</text:span></text:p>
      <text:p text:style-name="P16"><text:span text:style-name="T27">public</text:span><text:span text:style-name="T25"> </text:span><text:span text:style-name="T27">class</text:span><text:span text:style-name="T25"> RestartScheduler {</text:span></text:p>
      <text:p text:style-name="P17"/>
      <text:p text:style-name="P19">// The x_i as described in the problem statement</text:p>
      <text:p text:style-name="P16"><text:span text:style-name="T25">List&lt;Integer&gt; </text:span><text:span text:style-name="T30">dataQuantities</text:span><text:span text:style-name="T25">;</text:span></text:p>
      <text:p text:style-name="P17"/>
      <text:p text:style-name="P19">// The s_i as described in the problem statement</text:p>
      <text:p text:style-name="P16"><text:span text:style-name="T25">List&lt;Integer&gt; </text:span><text:span text:style-name="T30">dataCapacities</text:span><text:span text:style-name="T25">;</text:span></text:p>
      <text:p text:style-name="P17"/>
      <text:p text:style-name="P19">// dataQuantities.size() == dataCapacities.size()</text:p>
      <text:p text:style-name="P17"/>
      <text:p text:style-name="P16"><text:span text:style-name="T25">Map&lt;Dayspan, BootSchedule&gt; </text:span><text:span text:style-name="T30">optSchedules</text:span><text:span text:style-name="T25"> = </text:span><text:span text:style-name="T27">new</text:span><text:span text:style-name="T25"> HashMap&lt;Dayspan, BootSchedule&gt;();</text:span></text:p>
      <text:p text:style-name="P17"/>
      <text:p text:style-name="P16"><text:span text:style-name="T27">public</text:span><text:span text:style-name="T25"> BootSchedule getOptBootSchedule(Dayspan dayspan) {</text:span></text:p>
      <text:p text:style-name="P16"><text:span text:style-name="T25"><text:tab/></text:span><text:span text:style-name="T27">if</text:span><text:span text:style-name="T25"> (</text:span><text:span text:style-name="T30">optSchedules</text:span><text:span text:style-name="T25">.containsKey(dayspan)) {</text:span></text:p>
      <text:p text:style-name="P16"><text:span text:style-name="T25"><text:tab/><text:tab/></text:span><text:span text:style-name="T27">return</text:span><text:span text:style-name="T25"> </text:span><text:span text:style-name="T30">optSchedules</text:span><text:span text:style-name="T25">.get(dayspan);</text:span></text:p>
      <text:p text:style-name="P18"><text:tab/>}</text:p>
      <text:p text:style-name="P16"><text:span text:style-name="T25"><text:tab/>BootSchedule bestSchedule = </text:span><text:span text:style-name="T27">new</text:span><text:span text:style-name="T25"> BootSchedule();</text:span></text:p>
      <text:p text:style-name="P16"><text:span text:style-name="T25"><text:tab/></text:span><text:span text:style-name="T27">if</text:span><text:span text:style-name="T25"> (dayspan.</text:span><text:span text:style-name="T30">dayAfter</text:span><text:span text:style-name="T25"> - dayspan.</text:span><text:span text:style-name="T30">firstDay</text:span><text:span text:style-name="T25"> == 1) {</text:span></text:p>
      <text:p text:style-name="P16"><text:span text:style-name="T25"><text:tab/><text:tab/></text:span><text:span text:style-name="T27">return</text:span><text:span text:style-name="T25"> bestSchedule;</text:span></text:p>
      <text:p text:style-name="P18"><text:tab/>}</text:p>
      <text:p text:style-name="P16"><text:span text:style-name="T25"><text:tab/></text:span><text:span text:style-name="T27">for</text:span><text:span text:style-name="T25"> (</text:span><text:span text:style-name="T27">int</text:span><text:span text:style-name="T25"> i = dayspan.</text:span><text:span text:style-name="T30">firstDay</text:span><text:span text:style-name="T25">; i &lt; dayspan.</text:span><text:span text:style-name="T30">dayAfter</text:span><text:span text:style-name="T25"> - 1; i++) {</text:span></text:p>
      <text:p text:style-name="P16"><text:span text:style-name="T25"><text:tab/><text:tab/>Dayspan lSpan = </text:span><text:span text:style-name="T27">new</text:span><text:span text:style-name="T25"> Dayspan(dayspan.</text:span><text:span text:style-name="T30">firstDay</text:span><text:span text:style-name="T25">, i + 1);</text:span></text:p>
      <text:p text:style-name="P18"><text:tab/><text:tab/>BootSchedule leftOpt = getOptBootSchedule(lSpan);</text:p>
      <text:p text:style-name="P16"><text:span text:style-name="T25"><text:tab/><text:tab/>Dayspan rSpan = </text:span><text:span text:style-name="T27">new</text:span><text:span text:style-name="T25"> Dayspan(i + 1, dayspan.</text:span><text:span text:style-name="T30">dayAfter</text:span><text:span text:style-name="T25">);</text:span></text:p>
      <text:p text:style-name="P16"><text:span text:style-name="T25"><text:tab/><text:tab/>BootSchedule rightOpt = getOptBootSchedule(</text:span><text:span text:style-name="T27">new</text:span><text:span text:style-name="T25"> Dayspan(i + 1,</text:span></text:p>
      <text:p text:style-name="P16"><text:span text:style-name="T25"><text:tab/><text:tab/><text:tab/><text:tab/>dayspan.</text:span><text:span text:style-name="T30">dayAfter</text:span><text:span text:style-name="T25">));</text:span></text:p>
      <text:p text:style-name="P16"><text:span text:style-name="T25"><text:tab/><text:tab/></text:span><text:span text:style-name="T27">if</text:span><text:span text:style-name="T25"> (leftOpt.throughput(lSpan) + rightOpt.throughput(rSpan) &gt; bestSchedule</text:span></text:p>
      <text:p text:style-name="P18"><text:tab/><text:tab/><text:tab/><text:tab/>.throughput(dayspan)) {</text:p>
      <text:p text:style-name="P16"><text:span text:style-name="T25"><text:tab/><text:tab/><text:tab/>bestSchedule = </text:span><text:span text:style-name="T27">new</text:span><text:span text:style-name="T25"> BootSchedule(leftOpt, rightOpt, i);</text:span></text:p>
      <text:p text:style-name="P18"><text:tab/><text:tab/>}</text:p>
      <text:p text:style-name="P18"><text:tab/>}</text:p>
      <text:p text:style-name="P16"><text:span text:style-name="T25"><text:tab/></text:span><text:span text:style-name="T29">// Now have the optimal schedule for this span, cache it.</text:span></text:p>
      <text:p text:style-name="P16"><text:span text:style-name="T25"><text:tab/></text:span><text:span text:style-name="T30">optSchedules</text:span><text:span text:style-name="T25">.put(dayspan, bestSchedule);</text:span></text:p>
      <text:p text:style-name="P16"><text:span text:style-name="T25"><text:tab/></text:span><text:span text:style-name="T27">return</text:span><text:span text:style-name="T25"> bestSchedule;</text:span></text:p>
      <text:p text:style-name="P18">}</text:p>
      <text:p text:style-name="P17"/>
      <text:p text:style-name="P19">// END ALGORITHM (Data type definitions and helper methods below)</text:p>
      <text:p text:style-name="P19">// Constructor that initializes class members.</text:p>
      <text:p text:style-name="P18">RestartScheduler(List&lt;Integer&gt; dataQs, List&lt;Integer&gt; dataCs) {</text:p>
      <text:p text:style-name="P16"><text:span text:style-name="T25"><text:tab/></text:span><text:span text:style-name="T27">this</text:span><text:span text:style-name="T25">.</text:span><text:span text:style-name="T30">dataQuantities</text:span><text:span text:style-name="T25"> = dataQs;</text:span></text:p>
      <text:p text:style-name="P16"><text:span text:style-name="T25"><text:tab/></text:span><text:span text:style-name="T27">this</text:span><text:span text:style-name="T25">.</text:span><text:span text:style-name="T30">dataCapacities</text:span><text:span text:style-name="T25"> = dataCs;</text:span></text:p>
      <text:p text:style-name="P18">}</text:p>
      <text:p text:style-name="P17"/>
      <text:p text:style-name="P19">// Tracks the two dimensions of the DP recursion</text:p>
      <text:p text:style-name="P16"><text:span text:style-name="T27">static</text:span><text:span text:style-name="T25"> </text:span><text:span text:style-name="T27">class</text:span><text:span text:style-name="T25"> Dayspan {</text:span></text:p>
      <text:p text:style-name="P16"><text:span text:style-name="T25"><text:tab/></text:span><text:span text:style-name="T29">// The index of the first day after a boot</text:span></text:p>
      <text:p text:style-name="P16"><text:span text:style-name="T25"><text:tab/></text:span><text:span text:style-name="T27">int</text:span><text:span text:style-name="T25"> </text:span><text:span text:style-name="T30">firstDay</text:span><text:span text:style-name="T25">;</text:span></text:p>
      <text:p text:style-name="P17"/>
      <text:p text:style-name="P16"><text:span text:style-name="T25"><text:tab/></text:span><text:span text:style-name="T29">// The number of days before next boot</text:span></text:p>
      <text:p text:style-name="P16"><text:span text:style-name="T25"><text:tab/></text:span><text:span text:style-name="T27">int</text:span><text:span text:style-name="T25"> </text:span><text:span text:style-name="T30">dayAfter</text:span><text:span text:style-name="T25">;</text:span></text:p>
      <text:p text:style-name="P17"/>
      <text:p text:style-name="P16"><text:span text:style-name="T25"><text:tab/></text:span><text:span text:style-name="T29">// firstDay &lt; dayAfter &lt;= dataQuantities.size()</text:span></text:p>
      <text:p text:style-name="P17"/>
      <text:p text:style-name="P16"><text:span text:style-name="T25"><text:tab/>Dayspan(</text:span><text:span text:style-name="T27">int</text:span><text:span text:style-name="T25"> firstDay, </text:span><text:span text:style-name="T27">int</text:span><text:span text:style-name="T25"> dayAfter) {</text:span></text:p>
      <text:p text:style-name="P16"><text:span text:style-name="T25"><text:tab/><text:tab/></text:span><text:span text:style-name="T27">this</text:span><text:span text:style-name="T25">.</text:span><text:span text:style-name="T30">dayAfter</text:span><text:span text:style-name="T25"> = dayAfter;</text:span></text:p>
      <text:p text:style-name="P16"><text:span text:style-name="T25"><text:tab/><text:tab/></text:span><text:span text:style-name="T27">this</text:span><text:span text:style-name="T25">.</text:span><text:span text:style-name="T30">firstDay</text:span><text:span text:style-name="T25"> = firstDay;</text:span></text:p>
      <text:p text:style-name="P18"><text:tab/>}</text:p>
      <text:p text:style-name="P17"/>
      <text:p text:style-name="P16"><text:span text:style-name="T25"><text:tab/></text:span><text:span text:style-name="T37">@Override</text:span></text:p>
      <text:p text:style-name="P16"><text:span text:style-name="T25"><text:tab/></text:span><text:span text:style-name="T27">public</text:span><text:span text:style-name="T25"> </text:span><text:span text:style-name="T27">int</text:span><text:span text:style-name="T25"> hashCode() {</text:span></text:p>
      <text:p text:style-name="P16"><text:span text:style-name="T25"><text:tab/><text:tab/></text:span><text:span text:style-name="T27">return</text:span><text:span text:style-name="T25"> 10000000 * </text:span><text:span text:style-name="T30">dayAfter</text:span><text:span text:style-name="T25"> + </text:span><text:span text:style-name="T30">firstDay</text:span><text:span text:style-name="T25">;</text:span></text:p>
      <text:p text:style-name="P18"><text:tab/>}</text:p>
      <text:p text:style-name="P18">}</text:p>
      <text:p text:style-name="P17"/>
      <text:p text:style-name="P19">// A schedule of days on which to reboot the machine</text:p>
      <text:p text:style-name="P16"><text:span text:style-name="T27">class</text:span><text:span text:style-name="T25"> BootSchedule </text:span><text:span text:style-name="T27">extends</text:span><text:span text:style-name="T25"> ArrayList&lt;Integer&gt; {</text:span></text:p>
      <text:p text:style-name="P17"/>
      <text:p text:style-name="P16"><text:span text:style-name="T25"><text:tab/></text:span><text:span text:style-name="T27">public</text:span><text:span text:style-name="T25"> BootSchedule() {</text:span></text:p>
      <text:p text:style-name="P18"><text:tab/>}</text:p>
      <text:p text:style-name="P17"/>
      <text:p text:style-name="P16"><text:span text:style-name="T25"><text:tab/></text:span><text:span text:style-name="T27">public</text:span><text:span text:style-name="T25"> BootSchedule(BootSchedule left, BootSchedule right, </text:span><text:span text:style-name="T27">int</text:span><text:span text:style-name="T25"> join) {</text:span></text:p>
      <text:p text:style-name="P16"><text:span text:style-name="T25"><text:tab/><text:tab/></text:span><text:span text:style-name="T27">this</text:span><text:span text:style-name="T25">.addAll(left);</text:span></text:p>
      <text:p text:style-name="P16"><text:span text:style-name="T25"><text:tab/><text:tab/></text:span><text:span text:style-name="T27">this</text:span><text:span text:style-name="T25">.addAll(right);</text:span></text:p>
      <text:p text:style-name="P16"><text:span text:style-name="T25"><text:tab/><text:tab/></text:span><text:span text:style-name="T27">this</text:span><text:span text:style-name="T25">.add(join);</text:span></text:p>
      <text:p text:style-name="P18"><text:tab/>}</text:p>
      <text:p text:style-name="P17"/>
      <text:p text:style-name="P16"><text:span text:style-name="T25"><text:tab/></text:span><text:span text:style-name="T27">public</text:span><text:span text:style-name="T25"> </text:span><text:span text:style-name="T27">int</text:span><text:span text:style-name="T25"> throughput(Dayspan dayspan) {</text:span></text:p>
      <text:p text:style-name="P16"><text:span text:style-name="T25"><text:tab/><text:tab/></text:span><text:span text:style-name="T27">int</text:span><text:span text:style-name="T25"> total = 0;</text:span></text:p>
      <text:p text:style-name="P16"><text:span text:style-name="T25"><text:tab/><text:tab/></text:span><text:span text:style-name="T27">int</text:span><text:span text:style-name="T25"> capIndex = 0;</text:span></text:p>
      <text:p text:style-name="P16"><text:span text:style-name="T25"><text:tab/><text:tab/></text:span><text:span text:style-name="T27">for</text:span><text:span text:style-name="T25"> (</text:span><text:span text:style-name="T27">int</text:span><text:span text:style-name="T25"> i = dayspan.</text:span><text:span text:style-name="T30">firstDay</text:span><text:span text:style-name="T25">; i &lt; dayspan.</text:span><text:span text:style-name="T30">dayAfter</text:span><text:span text:style-name="T25">; i++) {</text:span></text:p>
      <text:p text:style-name="P16"><text:span text:style-name="T25"><text:tab/><text:tab/><text:tab/></text:span><text:span text:style-name="T27">if</text:span><text:span text:style-name="T25"> (</text:span><text:span text:style-name="T27">this</text:span><text:span text:style-name="T25">.contains(i)) {</text:span></text:p>
      <text:p text:style-name="P16"><text:span text:style-name="T25"><text:tab/><text:tab/><text:tab/><text:tab/></text:span><text:span text:style-name="T29">// We reboot on day i</text:span></text:p>
      <text:p text:style-name="P18"><text:tab/><text:tab/><text:tab/><text:tab/>capIndex = 0;</text:p>
      <text:p text:style-name="P16"><text:span text:style-name="T25"><text:tab/><text:tab/><text:tab/>} </text:span><text:span text:style-name="T27">else</text:span><text:span text:style-name="T25"> {</text:span></text:p>
      <text:p text:style-name="P16"><text:span text:style-name="T25"><text:tab/><text:tab/><text:tab/><text:tab/>total += Math.</text:span><text:span text:style-name="T38">max</text:span><text:span text:style-name="T25">(</text:span><text:span text:style-name="T30">dataQuantities</text:span><text:span text:style-name="T25">.get(i), </text:span><text:span text:style-name="T30">dataCapacities</text:span></text:p>
      <text:p text:style-name="P18"><text:tab/><text:tab/><text:tab/><text:tab/><text:tab/><text:tab/>.get(capIndex));</text:p>
      <text:p text:style-name="P18"><text:tab/><text:tab/><text:tab/><text:tab/>capIndex++;</text:p>
      <text:p text:style-name="P18"><text:tab/><text:tab/><text:tab/>}</text:p>
      <text:p text:style-name="P18"><text:tab/><text:tab/>}</text:p>
      <text:p text:style-name="P16"><text:span text:style-name="T25"><text:tab/><text:tab/></text:span><text:span text:style-name="T27">return</text:span><text:span text:style-name="T25"> total;</text:span></text:p>
      <text:p text:style-name="P18"><text:tab/>}</text:p>
      <text:p text:style-name="P18">}</text:p>
      <text:p text:style-name="P17"/>
      <text:p text:style-name="P18">}</text:p>
      <text:p text:style-name="P18"/>
      <text:p text:style-name="P4">Complexity: <text:s/></text:p>
      <text:p text:style-name="Standard">The algorithm terminates because in each recursive call, it considers a strictly smaller <text:span text:style-name="T25">Dayspan</text:span>. <text:s/>In the worst case, we have one non-trivial evaluation of <text:span text:style-name="T25">getOptBootSchedule</text:span> per allowable <text:span text:style-name="T25">Dayspan</text:span>. <text:s/>There is one such <text:span text:style-name="T25">Dayspan</text:span> for every pair <text:span text:style-name="T20"><draw:frame draw:style-name="fr2" draw:name="Object17" text:anchor-type="as-char" svg:width="0.4307in" svg:height="0.1909in" draw:z-index="5"><draw:object xlink:href="./Object 17" xlink:type="simple" xlink:show="embed" xlink:actuate="onLoad"/><draw:image xlink:href="./ObjectReplacements/Object 17" xlink:type="simple" xlink:show="embed" xlink:actuate="onLoad"/></draw:frame></text:span><text:span text:style-name="T18"> with </text:span><text:span text:style-name="T18"><draw:frame draw:style-name="fr2" draw:name="Object16" text:anchor-type="as-char" svg:width="0.8201in" svg:height="0.1839in" draw:z-index="6"><draw:object xlink:href="./Object 16" xlink:type="simple" xlink:show="embed" xlink:actuate="onLoad"/><draw:image xlink:href="./ObjectReplacements/Object 16" xlink:type="simple" xlink:show="embed" xlink:actuate="onLoad"/></draw:frame></text:span><text:span text:style-name="T20">. </text:span><text:s text:c="2"/><text:span text:style-name="T18">Here, non-trivial means that in the evaluation, we have not found an entry in class member </text:span><text:span text:style-name="T39">optSchedules</text:span><text:span text:style-name="T18"> (via memoization) for the provided </text:span><text:span text:style-name="T40">Dayspan</text:span><text:span text:style-name="T18">. <text:s/>So, we have complexity </text:span><draw:frame draw:style-name="fr1" draw:name="Object5" text:anchor-type="as-char" svg:width="0.4819in" svg:height="0.2146in" draw:z-index="7"><draw:object xlink:href="./Object 5" xlink:type="simple" xlink:show="embed" xlink:actuate="onLoad"/><draw:image xlink:href="./ObjectReplacements/Object 5" xlink:type="simple" xlink:show="embed" xlink:actuate="onLoad"/></draw:frame> corresponding to <text:span text:style-name="T18">non-trivial evaluations of </text:span><text:span text:style-name="T40">getOptBootSchedule</text:span><text:span text:style-name="T18">.</text:span></text:p>
      <text:p text:style-name="P12"/>
      <text:p text:style-name="P12">Correctness:</text:p>
      <text:p text:style-name="P11">We prove correctness by an induction on <text:span text:style-name="T20">n</text:span><text:span text:style-name="T18">.</text:span></text:p>
      <text:p text:style-name="P32"/>
      <text:p text:style-name="P23">Base Case:</text:p>
      <text:p text:style-name="P25"><draw:frame draw:style-name="fr2" draw:name="Object18" text:anchor-type="as-char" svg:width="0.3929in" svg:height="0.1839in" draw:z-index="8"><draw:object xlink:href="./Object 18" xlink:type="simple" xlink:show="embed" xlink:actuate="onLoad"/><draw:image xlink:href="./ObjectReplacements/Object 18" xlink:type="simple" xlink:show="embed" xlink:actuate="onLoad"/></draw:frame>Trivial, there server is at peak capacity for the single day that it's in operation.</text:p>
      <text:p text:style-name="P25"/>
      <text:p text:style-name="P24">Inductive Step:</text:p>
      <text:p text:style-name="P11"><text:span text:style-name="T41"><draw:frame draw:style-name="fr2" draw:name="Object19" text:anchor-type="as-char" svg:width="0.3929in" svg:height="0.1839in" draw:z-index="11"><draw:object xlink:href="./Object 19" xlink:type="simple" xlink:show="embed" xlink:actuate="onLoad"/><draw:image xlink:href="./ObjectReplacements/Object 19" xlink:type="simple" xlink:show="embed" xlink:actuate="onLoad"/></draw:frame></text:span><text:span text:style-name="T41">Assume the the algorithm is correct for all </text:span><text:span text:style-name="T41"><draw:frame draw:style-name="fr2" draw:name="Object20" text:anchor-type="as-char" svg:width="0.4035in" svg:height="0.1839in" draw:z-index="20"><draw:object xlink:href="./Object 20" xlink:type="simple" xlink:show="embed" xlink:actuate="onLoad"/><draw:image xlink:href="./ObjectReplacements/Object 20" xlink:type="simple" xlink:show="embed" xlink:actuate="onLoad"/></draw:frame></text:span><text:span text:style-name="T41">. <text:s/>The optimal solution is either the result of not rebooting at all, or is the sum of the throughput of two optimal solutions on subsets (the original set partitioned by some reboot) of size strictly less than </text:span><text:span text:style-name="T42">n</text:span><text:span text:style-name="T41">. <text:s/>Our algorithm takes the max of the throughput of all the possibilities, and so it returns a throughput at least as great as the optimal solution (the schedule with max throughput). <text:s/>By definition it returns a throughput no more than the optimal solution, since it is by construction a valid solution. <text:s/>So it is an optimal solution.</text:span></text:p>
      <text:p text:style-name="P11"/>
      <text:p text:style-name="P3">4 (a)</text:p>
      <text:p text:style-name="P33"/>
      <text:p text:style-name="Standard"><text:span text:style-name="T22">Idea: <text:s/></text:span><text:span text:style-name="T36">We translate this problem into finding the maximal s-t flow in a graph made from a bipartite graph of containers and trucks, then apply the Ford-Fulkerson (FF) algorithm.</text:span></text:p>
      <text:p text:style-name="P34"/>
      <text:p text:style-name="Standard"><text:span text:style-name="T22">Formally:</text:span><text:span text:style-name="T23"> <text:s/></text:span><text:span text:style-name="T36">We define a directed graph as follows. <text:s/>Start with a bipartite graph consisting of canisters on the left, and trucks on the right. <text:s/>From the source node, we draw an edge of capacity 1 to each canister. <text:s/>To the sink node, we draw an edge of capacity k from each truck. <text:s/>Then we draw an edge of capacity 1 from each canister to each truck that can accommodate it. <text:s/>The resulting graph looks like the following.</text:span></text:p>
      <text:p text:style-name="P34"><draw:g text:anchor-type="paragraph" draw:z-index="4" draw:style-name="gr1"><draw:ellipse draw:style-name="gr2" draw:text-style-name="P36" svg:width="0.4059in" svg:height="0.4343in" svg:x="0.7in" svg:y="1.4102in"><text:p text:style-name="P35"><text:span text:style-name="T43"/></text:p><text:p text:style-name="P35"><text:span text:style-name="T44"/></text:p><text:p text:style-name="P35"><text:span text:style-name="T44">Source</text:span></text:p></draw:ellipse><draw:ellipse draw:style-name="gr2" draw:text-style-name="P36" svg:width="0.4059in" svg:height="0.4343in" svg:x="5.8646in" svg:y="1.4398in"><text:p text:style-name="P35"><text:span text:style-name="T43"/></text:p><text:p text:style-name="P35"><text:span text:style-name="T44"/></text:p><text:p text:style-name="P35"><text:span text:style-name="T44">Sink</text:span></text:p></draw:ellipse><draw:line draw:style-name="gr3" draw:text-style-name="P37" svg:x1="0.95in" svg:y1="1.5331in" svg:x2="2.1972in" svg:y2="0.3402in"><text:p text:style-name="P35"><text:span text:style-name="T45">1</text:span></text:p></draw:line><draw:line draw:style-name="gr3" draw:text-style-name="P37" svg:x1="1.022in" svg:y1="1.6776in" svg:x2="2.1476in" svg:y2="1.5193in"><text:p text:style-name="P35"><text:span text:style-name="T45">1</text:span></text:p></draw:line><draw:line draw:style-name="gr3" draw:text-style-name="P38" svg:x1="2.5272in" svg:y1="0.202in" svg:x2="4.4787in" svg:y2="0.7976in"><text:p text:style-name="P35"><text:span text:style-name="T46">1</text:span></text:p></draw:line><draw:line draw:style-name="gr3" draw:text-style-name="P38" svg:x1="2.5272in" svg:y1="0.8244in" svg:x2="4.5343in" svg:y2="2.6161in"><text:p text:style-name="P35"><text:span text:style-name="T46">1</text:span></text:p></draw:line><draw:line draw:style-name="gr3" draw:text-style-name="P38" svg:x1="2.5417in" svg:y1="1.4035in" svg:x2="4.4681in" svg:y2="0.9409in"><text:p text:style-name="P35"><text:span text:style-name="T46">1</text:span></text:p></draw:line><draw:line draw:style-name="gr3" draw:text-style-name="P38" svg:x1="2.5272in" svg:y1="2.6472in" svg:x2="4.4728in" svg:y2="2.7811in"><text:p text:style-name="P35"><text:span text:style-name="T46">1</text:span></text:p></draw:line><draw:line draw:style-name="gr3" draw:text-style-name="P38" svg:x1="2.5126in" svg:y1="1.4902in" svg:x2="4.4843in" svg:y2="2.6984in"><text:p text:style-name="P35"><text:span text:style-name="T46">1</text:span></text:p></draw:line><draw:line draw:style-name="gr3" draw:text-style-name="P38" svg:x1="2.5272in" svg:y1="0.2311in" svg:x2="4.5063in" svg:y2="1.3709in"><text:p text:style-name="P35"><text:span text:style-name="T46">1</text:span></text:p></draw:line><draw:line draw:style-name="gr3" draw:text-style-name="P37" svg:x1="0.9646in" svg:y1="1.5772in" svg:x2="2.1693in" svg:y2="0.9465in"><text:p text:style-name="P35"><text:span text:style-name="T45">1</text:span></text:p></draw:line><draw:line draw:style-name="gr3" draw:text-style-name="P37" svg:x1="0.8965in" svg:y1="1.652in" svg:x2="2.1693in" svg:y2="2.6102in"><text:p text:style-name="P35"><text:span text:style-name="T45">1</text:span></text:p></draw:line><draw:line draw:style-name="gr3" draw:text-style-name="P37" svg:x1="4.828in" svg:y1="0.2602in" svg:x2="5.9287in" svg:y2="1.4701in"><text:p text:style-name="P35"><text:span text:style-name="T45">k</text:span></text:p></draw:line><draw:line draw:style-name="gr3" draw:text-style-name="P38" svg:x1="2.498in" svg:y1="0.1736in" svg:x2="4.4732in" svg:y2="0.2244in"><text:p text:style-name="P35"><text:span text:style-name="T46">1</text:span></text:p></draw:line><draw:line draw:style-name="gr3" draw:text-style-name="P37" svg:x1="4.8417in" svg:y1="0.8681in" svg:x2="5.8783in" svg:y2="1.5472in"><text:p text:style-name="P35"><text:span text:style-name="T45">k</text:span></text:p></draw:line><draw:line draw:style-name="gr3" draw:text-style-name="P37" svg:x1="4.7693in" svg:y1="1.5335in" svg:x2="5.8567in" svg:y2="1.6409in"><text:p text:style-name="P35"><text:span text:style-name="T45">k</text:span></text:p></draw:line><draw:line draw:style-name="gr3" draw:text-style-name="P37" svg:x1="4.7693in" svg:y1="2.778in" svg:x2="5.8949in" svg:y2="1.7898in"><text:p text:style-name="P35"><text:span text:style-name="T45">k</text:span></text:p></draw:line><draw:frame draw:style-name="gr4" draw:text-style-name="P40" svg:width="0.5358in" svg:height="0.435in" draw:transform="rotate (-1.57079632679579) translate (2.58125in 1.84861111111111in)"><draw:text-box><text:p text:style-name="P39"><text:span text:style-name="T46">...</text:span></text:p></draw:text-box></draw:frame><draw:ellipse draw:style-name="gr5" draw:text-style-name="P41" svg:width="0.4059in" svg:height="0.4343in" svg:x="2.161in" svg:y="0in"><text:p text:style-name="P35"><text:span text:style-name="T47">c</text:span><text:span text:style-name="T48">1</text:span></text:p></draw:ellipse><draw:ellipse draw:style-name="gr5" draw:text-style-name="P41" svg:width="0.4059in" svg:height="0.4335in" svg:x="2.161in" svg:y="0.6335in"><text:p text:style-name="P35"><text:span text:style-name="T47">c</text:span><text:span text:style-name="T48">2</text:span></text:p></draw:ellipse><draw:ellipse draw:style-name="gr5" draw:text-style-name="P41" svg:width="0.4059in" svg:height="0.4343in" svg:x="2.161in" svg:y="1.2661in"><text:p text:style-name="P35"><text:span text:style-name="T47">c</text:span><text:span text:style-name="T48">3</text:span></text:p></draw:ellipse><draw:ellipse draw:style-name="gr5" draw:text-style-name="P41" svg:width="0.4059in" svg:height="0.4343in" svg:x="2.161in" svg:y="2.5319in"><text:p text:style-name="P35"><text:span text:style-name="T47">c</text:span><text:span text:style-name="T48">n</text:span></text:p></draw:ellipse><draw:frame draw:style-name="gr4" draw:text-style-name="P40" svg:width="0.5358in" svg:height="0.435in" draw:transform="rotate (-1.57079632679579) translate (4.89652777777778in 1.87777777777778in)"><draw:text-box><text:p text:style-name="P39"><text:span text:style-name="T46">...</text:span></text:p></draw:text-box></draw:frame><draw:ellipse draw:style-name="gr6" draw:text-style-name="P41" svg:width="0.4051in" svg:height="0.4335in" svg:x="4.4772in" svg:y="0.6626in"><text:p text:style-name="P35"><text:span text:style-name="T47">t</text:span><text:span text:style-name="T48">2</text:span></text:p></draw:ellipse><draw:ellipse draw:style-name="gr6" draw:text-style-name="P41" svg:width="0.4051in" svg:height="0.4343in" svg:x="4.4772in" svg:y="1.2953in"><text:p text:style-name="P35"><text:span text:style-name="T47">t</text:span><text:span text:style-name="T48">3</text:span></text:p></draw:ellipse><draw:ellipse draw:style-name="gr6" draw:text-style-name="P41" svg:width="0.4051in" svg:height="0.4343in" svg:x="4.4772in" svg:y="2.561in"><text:p text:style-name="P35"><text:span text:style-name="T47">t</text:span><text:span text:style-name="T48">m</text:span></text:p></draw:ellipse><draw:line draw:style-name="gr3" draw:text-style-name="P38" svg:x1="2.5272in" svg:y1="2.6472in" svg:x2="4.5118in" svg:y2="0.3839in"><text:p text:style-name="P35"><text:span text:style-name="T46">1</text:span></text:p></draw:line><draw:ellipse draw:style-name="gr6" draw:text-style-name="P41" svg:width="0.4051in" svg:height="0.4343in" svg:x="4.4772in" svg:y="0.0291in"><text:p text:style-name="P35"><text:span text:style-name="T47">t</text:span><text:span text:style-name="T48">1</text:span></text:p></draw:ellipse></draw:g></text:p>
      <text:p text:style-name="P34">We apply the FF algorithm to find the max flow. <text:s/>Assertion 7.2 in the text establishes that since the capacities are of integer value, at each stage in the algorithm the flow values are integers. <text:s/>So in the final stage, the flow along all edges not incident to the Sink are either 0 or 1. <text:s/>Non-zero flow between a container node and a truck node corresponds to that container being placed on that truck. <text:s/>Only one such<draw:frame draw:style-name="fr2" draw:name="Object8" text:anchor-type="as-char" svg:width="1.2346in" svg:height="0.1839in" draw:z-index="9"><draw:object xlink:href="./Object 8" xlink:type="simple" xlink:show="embed" xlink:actuate="onLoad"/><draw:image xlink:href="./ObjectReplacements/Object 8" xlink:type="simple" xlink:show="embed" xlink:actuate="onLoad"/></draw:frame>edge can be non-zero since the flow into the container node must match the flow out of the container node.</text:p>
      <text:p text:style-name="P34"><text:s/></text:p>
      <text:p text:style-name="P4">Complexity: <text:s/></text:p>
      <text:p text:style-name="P42">Assertion 7.4 in the text establishes that the FF algorithm terminates in at most </text:p>
      <text:p text:style-name="P43"><draw:frame draw:style-name="fr1" draw:name="Object6" text:anchor-type="as-char" svg:width="1.7457in" svg:height="0.3382in" draw:z-index="13"><draw:object xlink:href="./Object 6" xlink:type="simple" xlink:show="embed" xlink:actuate="onLoad"/><draw:image xlink:href="./ObjectReplacements/Object 6" xlink:type="simple" xlink:show="embed" xlink:actuate="onLoad"/></draw:frame></text:p>
      <text:p text:style-name="P42">iterations, so the complexity of this algorithm is<text:span text:style-name="T20"><draw:frame draw:style-name="fr2" draw:name="Object7" text:anchor-type="as-char" svg:width="0.4291in" svg:height="0.1909in" draw:z-index="10"><draw:object xlink:href="./Object 7" xlink:type="simple" xlink:show="embed" xlink:actuate="onLoad"/><draw:image xlink:href="./ObjectReplacements/Object 7" xlink:type="simple" xlink:show="embed" xlink:actuate="onLoad"/></draw:frame></text:span><text:span text:style-name="T18">.</text:span></text:p>
      <text:p text:style-name="P12"/>
      <text:p text:style-name="P12">Correctness:</text:p>
      <text:p text:style-name="P11"><text:span text:style-name="T49">Forward Implication</text:span>: <text:s/>If FF yields max flow <text:span text:style-name="T20">n</text:span><text:span text:style-name="T18"> </text:span><text:s/>then there is an assignment of canisters to trucks. </text:p>
      <text:p text:style-name="P11"><text:span text:style-name="T49">Proof</text:span><text:span text:style-name="T50">: <text:s/></text:span>If we find a max flow of value <text:span text:style-name="T20">n</text:span><text:span text:style-name="T18"> then the flow from the source to each container node must be 1, via the pigeon hole principle. <text:s/>Then, the flow out of each container node must be 1 as well, and so exactly one edge to a truck node has flow 1. <text:s/>The flow into the truck node can be at most </text:span><text:span text:style-name="T20">k</text:span><text:span text:style-name="T18">, the capacity of the edges leaving the truck node. <text:s/>So there are at most </text:span><text:span text:style-name="T20">k </text:span><text:span text:style-name="T18">containers corresponding to that truck and every container is matched with a truck in a way that satisfies the conditions of the problem. //</text:span></text:p>
      <text:p text:style-name="P32"/>
      <text:p text:style-name="P32"><text:span text:style-name="T49">Backward Implication</text:span>: <text:s/>If there is an assignment of canisters to truck, FF will yield a max flow <text:span text:style-name="T20">n</text:span>.</text:p>
      <text:p text:style-name="P32"><text:span text:style-name="T49">Proof</text:span>: <text:s/>If there is a matching of containers to trucks, then we can choose <text:span text:style-name="T20">n </text:span>edges connecting each container node to a truck node, such that the sum of edges incident to any truck node is less than <text:span text:style-name="T20">k. <text:s/></text:span>By making a flow such that along each of these edges the flow is equal to one, we would have a flow of <text:span text:style-name="T20">n.</text:span> <text:s/>The correctness of the FF algorithm means then that it will find a edge-flow assignment so that the total flow is at least <text:span text:style-name="T20">n</text:span>. <text:s/>It can only be as great as <text:span text:style-name="T20">n</text:span>, as this is the net flow out of the source, so the flow obtained by running FF will indicate that there is a matching.//</text:p>
      <text:p text:style-name="P11"/>
      <text:p text:style-name="P3">4 (b)</text:p>
      <text:p text:style-name="P33"/>
      <text:p text:style-name="Standard"><text:span text:style-name="T22">Idea: <text:s/></text:span><text:span text:style-name="T51">We reduce the k-coloring problem to this problem, where we set </text:span><text:span text:style-name="T52">k</text:span><text:span text:style-name="T51"> as defined in the coloring problem equal to </text:span><text:span text:style-name="T52">m</text:span><text:span text:style-name="T51"> = the number of trucks as defined in this problem</text:span><text:span text:style-name="T36">, and show that the problem is NP-Complete if and only if </text:span><text:span text:style-name="T35">m</text:span><text:span text:style-name="T36"> &gt; 2.</text:span></text:p>
      <text:p text:style-name="P34"/>
      <text:p text:style-name="Standard"><text:span text:style-name="T22">Formally:</text:span><text:span text:style-name="T23"> <text:s/></text:span><text:span text:style-name="T36">We define a graph as follows. <text:s/>For each pair of canisters that can not be placed in the same truck, we draw an edge. <text:s/>If there are two trucks, then we can solve the problem in O(#edges + #nodes) by the BFS algorithm defined in section 3.4 of the text. <text:s/>Otherwise, let each truck represent a color. <text:s/>Then finding an allowed assignment of canisters to trucks is isomorphic to the problem of finding an assignment of colors to nodes. <text:s/>Here, by isomorphic, I mean that the problems are identical with only a modification of the names of the objects involved. <text:s/>We've simply substituted “being placed in truck T” for “being colored with C”. <text:s/>Such an isomorphism entails a two-way reduction of problems, meaning this problem can be reduced to the k-coloring problem, and, more importantly to us, the k-coloring problem can be reduced to this problem. <text:s/>Since this is the case, since the 3-coloring problem can be reduced to the k-coloring problem, and since the 3-coloring problem is NP-complete, so too must be this probl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MJWEUU+CMR10" svg:font-family="MJWEUU+CMR10"/>
    <style:font-face style:name="Monospace" svg:font-family="Monospace"/>
    <style:font-face style:name="VMEYMT+CMMI10" svg:font-family="VMEYMT+CMMI10"/>
    <style:font-face style:name="Courier New" svg:font-family="'Courier New'" style:font-family-generic="modern"/>
    <style:font-face style:name="inherit" svg:font-family="inherit, 'Times New Roman'" style:font-family-generic="roman"/>
    <style:font-face style:name="ABCDEE+Calibri" svg:font-family="ABCDEE+Calibri, 'Arial Unicode MS'" style:font-family-generic="swiss"/>
    <style:font-face style:name="DejaVu Sans" svg:font-family="'DejaVu Sans'" style:font-pitch="variable"/>
    <style:font-face style:name="DejaVu Sans1" svg:font-family="'DejaVu Sans', '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n" fo:country="US" style:font-name-asian="DejaVu Sans1" style:font-size-asian="12pt" style:language-asian="none"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Absatz-Standardschriftart" style:family="text"/>
    <style:style style:name="WW-Absatz-Standardschriftart" style:family="text"/>
    <style:style style:name="WW8Num1z0" style:family="text">
      <style:text-properties style:font-name="Symbol" style:font-name-asian="DejaVu Sans1" style:font-name-complex="DejaVu Sans1"/>
    </style:style>
    <style:style style:name="WW-Absatz-Standardschriftart1" style:family="text"/>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Times New Roman" style:font-name-asian="DejaVu Sans1"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font-name-asian="ABCDEE+Calibri" style:font-name-complex="Courier New"/>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7z0" style:family="text">
      <style:text-properties style:text-underline-style="solid" style:text-underline-width="auto" style:text-underline-color="font-color"/>
    </style:style>
    <style:style style:name="WW8Num9z0" style:family="text">
      <style:text-properties fo:font-size="12pt" style:font-size-asian="12pt"/>
    </style:style>
    <style:style style:name="Default_20_Paragraph_20_Font" style:display-name="Default Paragraph Font" style:family="text"/>
    <style:style style:name="WW-Absatz-Standardschriftart11" style:family="text"/>
    <style:style style:name="unicode1" style:family="text" style:parent-style-name="Default_20_Paragraph_20_Font">
      <style:text-properties style:font-name="inheri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jeremyc</meta:initial-creator>
    <meta:creation-date>2007-01-06T16:51:00</meta:creation-date>
    <dc:creator>jeremyc</dc:creator>
    <dc:date>2007-03-07T09:23:25</dc:date>
    <meta:print-date>2007-01-26T22:12:00</meta:print-date>
    <dc:language>en-US</dc:language>
    <meta:editing-cycles>91</meta:editing-cycles>
    <meta:editing-duration>P1DT17H2M23S</meta:editing-duration>
    <meta:user-defined meta:name="Info 1"/>
    <meta:user-defined meta:name="Info 2"/>
    <meta:user-defined meta:name="Info 3"/>
    <meta:user-defined meta:name="Info 4"/>
    <meta:document-statistic meta:table-count="0" meta:image-count="0" meta:object-count="20" meta:page-count="7" meta:paragraph-count="195" meta:word-count="2200" meta:character-count="13869"/>
  </office:meta>
</office:document-meta>
</file>

<file path=Object 1/content.xml><?xml version="1.0" encoding="utf-8"?>
<!DOCTYPE math  PUBLIC '-//OpenOffice.org//DTD Modified W3C MathML 1.01//EN'  'math.dtd'>
<math:math xmlns:math="http://www.w3.org/1998/Math/MathML">
  <math:semantics>
    <math:mrow>
      <math:mi math:fontstyle="normal">O</math:mi>
      <math:mrow>
        <math:mo math:stretchy="false"></math:mo>
        <math:mrow>
          <math:mi>n</math:mi>
          <math:mi>log</math:mi>
          <math:mi>n</math:mi>
        </math:mrow>
        <math:mo math:stretchy="false"></math:mo>
      </math:mrow>
    </math:mrow>
    <math:annotation math:encoding="StarMath 5.0">func O(n log n)</math:annotation>
  </math:semantics>
</math:math>
</file>

<file path=Object 10/content.xml><?xml version="1.0" encoding="utf-8"?>
<!DOCTYPE math  PUBLIC '-//OpenOffice.org//DTD Modified W3C MathML 1.01//EN'  'math.dtd'>
<math:math xmlns:math="http://www.w3.org/1998/Math/MathML">
  <math:semantics>
    <math:mrow>
      <math:mi math:fontstyle="normal">O</math:mi>
      <math:mrow>
        <math:mo math:stretchy="false"></math:mo>
        <math:mi>n</math:mi>
        <math:mo math:stretchy="false"></math:mo>
      </math:mrow>
    </math:mrow>
    <math:annotation math:encoding="StarMath 5.0">func O(n)</math:annotation>
  </math:semantics>
</math:math>
</file>

<file path=Object 11/content.xml><?xml version="1.0" encoding="utf-8"?>
<!DOCTYPE math  PUBLIC '-//OpenOffice.org//DTD Modified W3C MathML 1.01//EN'  'math.dtd'>
<math:math xmlns:math="http://www.w3.org/1998/Math/MathML">
  <math:semantics>
    <math:mrow>
      <math:mi math:fontstyle="normal">T</math:mi>
      <math:mrow>
        <math:mrow>
          <math:mo math:stretchy="false"></math:mo>
          <math:mi>n</math:mi>
          <math:mo math:stretchy="false"></math:mo>
        </math:mrow>
        <math:mo math:stretchy="false">=</math:mo>
        <math:mi math:fontstyle="normal">O</math:mi>
      </math:mrow>
      <math:mrow>
        <math:mo math:stretchy="false"></math:mo>
        <math:mrow>
          <math:mi>n</math:mi>
          <math:mi>log</math:mi>
          <math:mi>n</math:mi>
        </math:mrow>
        <math:mo math:stretchy="false"></math:mo>
      </math:mrow>
    </math:mrow>
    <math:annotation math:encoding="StarMath 5.0">func T(n) = func O(n log n)</math:annotation>
  </math:semantics>
</math:math>
</file>

<file path=Object 12/content.xml><?xml version="1.0" encoding="utf-8"?>
<!DOCTYPE math  PUBLIC '-//OpenOffice.org//DTD Modified W3C MathML 1.01//EN'  'math.dtd'>
<math:math xmlns:math="http://www.w3.org/1998/Math/MathML">
  <math:semantics>
    <math:mrow>
      <math:mi math:fontstyle="normal">T</math:mi>
      <math:mrow>
        <math:mrow>
          <math:mo math:stretchy="false"></math:mo>
          <math:mn>1</math:mn>
          <math:mo math:stretchy="false"></math:mo>
        </math:mrow>
        <math:mo math:stretchy="false">=</math:mo>
        <math:mi math:fontstyle="normal">O</math:mi>
      </math:mrow>
      <math:mrow>
        <math:mo math:stretchy="false"></math:mo>
        <math:mn>1</math:mn>
        <math:mo math:stretchy="false"></math:mo>
      </math:mrow>
    </math:mrow>
    <math:annotation math:encoding="StarMath 5.0">func T(1) = func O(1)</math:annotation>
  </math:semantics>
</math:math>
</file>

<file path=Object 13/content.xml><?xml version="1.0" encoding="utf-8"?>
<!DOCTYPE math  PUBLIC '-//OpenOffice.org//DTD Modified W3C MathML 1.01//EN'  'math.dtd'>
<math:math xmlns:math="http://www.w3.org/1998/Math/MathML">
  <math:semantics>
    <math:mrow>
      <math:mi>n</math:mi>
      <math:mo math:stretchy="false">=</math:mo>
      <math:mn>1</math:mn>
    </math:mrow>
    <math:annotation math:encoding="StarMath 5.0">n = 1</math:annotation>
  </math:semantics>
</math:math>
</file>

<file path=Object 14/content.xml><?xml version="1.0" encoding="utf-8"?>
<!DOCTYPE math  PUBLIC '-//OpenOffice.org//DTD Modified W3C MathML 1.01//EN'  'math.dtd'>
<math:math xmlns:math="http://www.w3.org/1998/Math/MathML">
  <math:semantics>
    <math:mrow>
      <math:mi>n</math:mi>
      <math:mo math:stretchy="false"></math:mo>
      <math:mn>1</math:mn>
    </math:mrow>
    <math:annotation math:encoding="StarMath 5.0">n &gt; 1</math:annotation>
  </math:semantics>
</math:math>
</file>

<file path=Object 15/content.xml><?xml version="1.0" encoding="utf-8"?>
<!DOCTYPE math  PUBLIC '-//OpenOffice.org//DTD Modified W3C MathML 1.01//EN'  'math.dtd'>
<math:math xmlns:math="http://www.w3.org/1998/Math/MathML">
  <math:semantics>
    <math:mrow>
      <math:mi>k</math:mi>
      <math:mo math:stretchy="false"></math:mo>
      <math:mi>n</math:mi>
    </math:mrow>
    <math:annotation math:encoding="StarMath 5.0">k &lt; n</math:annotation>
  </math:semantics>
</math:math>
</file>

<file path=Object 16/content.xml><?xml version="1.0" encoding="utf-8"?>
<!DOCTYPE math  PUBLIC '-//OpenOffice.org//DTD Modified W3C MathML 1.01//EN'  'math.dtd'>
<math:math xmlns:math="http://www.w3.org/1998/Math/MathML">
  <math:semantics>
    <math:mrow>
      <math:mrow>
        <math:mrow>
          <math:mn>0</math:mn>
          <math:mo math:stretchy="false">≤</math:mo>
          <math:mi>i</math:mi>
        </math:mrow>
        <math:mo math:stretchy="false"></math:mo>
        <math:mi>j</math:mi>
      </math:mrow>
      <math:mo math:stretchy="false">≤</math:mo>
      <math:mi>n</math:mi>
    </math:mrow>
    <math:annotation math:encoding="StarMath 5.0">0 &lt;= i &lt; j &lt;= n</math:annotation>
  </math:semantics>
</math:math>
</file>

<file path=Object 17/content.xml><?xml version="1.0" encoding="utf-8"?>
<!DOCTYPE math  PUBLIC '-//OpenOffice.org//DTD Modified W3C MathML 1.01//EN'  'math.dtd'>
<math:math xmlns:math="http://www.w3.org/1998/Math/MathML">
  <math:semantics>
    <math:mrow>
      <math:mo math:stretchy="false"></math:mo>
      <math:mrow>
        <math:mi>i</math:mi>
        <math:mi>,</math:mi>
        <math:mi>j</math:mi>
      </math:mrow>
      <math:mo math:stretchy="false"></math:mo>
    </math:mrow>
    <math:annotation math:encoding="StarMath 5.0">(i, j)</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math:mn>
    </math:mrow>
    <math:annotation math:encoding="StarMath 5.0">n = 1</math:annotation>
  </math:semantics>
</math:math>
</file>

<file path=Object 19/content.xml><?xml version="1.0" encoding="utf-8"?>
<!DOCTYPE math  PUBLIC '-//OpenOffice.org//DTD Modified W3C MathML 1.01//EN'  'math.dtd'>
<math:math xmlns:math="http://www.w3.org/1998/Math/MathML">
  <math:semantics>
    <math:mrow>
      <math:mi>n</math:mi>
      <math:mo math:stretchy="false"></math:mo>
      <math:mn>1</math:mn>
    </math:mrow>
    <math:annotation math:encoding="StarMath 5.0">n &gt; 1</math:annotation>
  </math:semantics>
</math:math>
</file>

<file path=Object 2/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20/content.xml><?xml version="1.0" encoding="utf-8"?>
<!DOCTYPE math  PUBLIC '-//OpenOffice.org//DTD Modified W3C MathML 1.01//EN'  'math.dtd'>
<math:math xmlns:math="http://www.w3.org/1998/Math/MathML">
  <math:semantics>
    <math:mrow>
      <math:mi>k</math:mi>
      <math:mo math:stretchy="false"></math:mo>
      <math:mi>n</math:mi>
    </math:mrow>
    <math:annotation math:encoding="StarMath 5.0">k &lt; n</math:annotation>
  </math:semantics>
</math:math>
</file>

<file path=Object 3/content.xml><?xml version="1.0" encoding="utf-8"?>
<!DOCTYPE math  PUBLIC '-//OpenOffice.org//DTD Modified W3C MathML 1.01//EN'  'math.dtd'>
<math:math xmlns:math="http://www.w3.org/1998/Math/MathML">
  <math:semantics>
    <math:mrow>
      <math:mrow>
        <math:mi>i</math:mi>
        <math:mo math:stretchy="false">=</math:mo>
        <math:mn>1</math:mn>
      </math:mrow>
      <math:mn>...</math:mn>
      <math:mn>5</math:mn>
    </math:mrow>
    <math:annotation math:encoding="StarMath 5.0">i = 1 ... 5</math:annotation>
  </math:semantics>
</math:math>
</file>

<file path=Object 4/content.xml><?xml version="1.0" encoding="utf-8"?>
<!DOCTYPE math  PUBLIC '-//OpenOffice.org//DTD Modified W3C MathML 1.01//EN'  'math.dtd'>
<math:math xmlns:math="http://www.w3.org/1998/Math/MathML">
  <math:semantics>
    <math:mrow>
      <math:mrow>
        <math:mo math:stretchy="false">{</math:mo>
        <math:mrow>
          <math:msub>
            <math:mi>s</math:mi>
            <math:mn>1,</math:mn>
          </math:msub>
          <math:msub>
            <math:mi>s</math:mi>
            <math:mn>2,</math:mn>
          </math:msub>
          <math:msub>
            <math:mi>s</math:mi>
            <math:mn>3,</math:mn>
          </math:msub>
          <math:msub>
            <math:mi>s</math:mi>
            <math:mn>4,</math:mn>
          </math:msub>
          <math:msub>
            <math:mi>s</math:mi>
            <math:mn>5</math:mn>
          </math:msub>
        </math:mrow>
        <math:mo math:stretchy="false">}</math:mo>
      </math:mrow>
      <math:mo math:stretchy="false">=</math:mo>
      <math:mrow>
        <math:mn>99,</math:mn>
        <math:mn>4,</math:mn>
        <math:mn>3,</math:mn>
        <math:mn>2,</math:mn>
        <math:mn>1</math:mn>
      </math:mrow>
    </math:mrow>
    <math:annotation math:encoding="StarMath 5.0">lbrace s_1, s_2, s_3, s_4, s_5 rbrace = {99, 4, 3, 2, 1}</math:annotation>
  </math:semantics>
</math:math>
</file>

<file path=Object 5/content.xml><?xml version="1.0" encoding="utf-8"?>
<!DOCTYPE math  PUBLIC '-//OpenOffice.org//DTD Modified W3C MathML 1.01//EN'  'math.dtd'>
<math:math xmlns:math="http://www.w3.org/1998/Math/MathML">
  <math:semantics>
    <math:mrow>
      <math:mi math:fontstyle="normal">O</math:mi>
      <math:mrow>
        <math:mo math:stretchy="false"></math:mo>
        <math:msup>
          <math:mi>n</math:mi>
          <math:mn>2</math:mn>
        </math:msup>
        <math:mo math:stretchy="false"></math:mo>
      </math:mrow>
    </math:mrow>
    <math:annotation math:encoding="StarMath 5.0">func O(n^2)</math:annotation>
  </math:semantics>
</math:math>
</file>

<file path=Object 6/content.xml><?xml version="1.0" encoding="utf-8"?>
<!DOCTYPE math  PUBLIC '-//OpenOffice.org//DTD Modified W3C MathML 1.01//EN'  'math.dtd'>
<math:math xmlns:math="http://www.w3.org/1998/Math/MathML">
  <math:semantics>
    <math:mrow>
      <math:mrow>
        <math:munder>
          <math:mo math:stretchy="false">∑</math:mo>
          <math:mrow>
            <math:mi>e</math:mi>
            <math:mi>out</math:mi>
            <math:mi>of</math:mi>
            <math:mi>Source</math:mi>
          </math:mrow>
        </math:munder>
        <math:mi>Capacity</math:mi>
      </math:mrow>
      <math:mrow>
        <math:mrow>
          <math:mo math:stretchy="false"></math:mo>
          <math:mi>e</math:mi>
          <math:mo math:stretchy="false"></math:mo>
        </math:mrow>
        <math:mo math:stretchy="false">=</math:mo>
        <math:mi>n</math:mi>
      </math:mrow>
    </math:mrow>
    <math:annotation math:encoding="StarMath 5.0">sum from{e func out func of func Source} func Capacity(e) = n</math:annotation>
  </math:semantics>
</math:math>
</file>

<file path=Object 7/content.xml><?xml version="1.0" encoding="utf-8"?>
<!DOCTYPE math  PUBLIC '-//OpenOffice.org//DTD Modified W3C MathML 1.01//EN'  'math.dtd'>
<math:math xmlns:math="http://www.w3.org/1998/Math/MathML">
  <math:semantics>
    <math:mrow>
      <math:mi math:fontstyle="normal">O</math:mi>
      <math:mrow>
        <math:mo math:stretchy="false"></math:mo>
        <math:mi>n</math:mi>
        <math:mo math:stretchy="false"></math:mo>
      </math:mrow>
    </math:mrow>
    <math:annotation math:encoding="StarMath 5.0">func O(n)</math:annotation>
  </math:semantics>
</math:math>
</file>

<file path=Object 8/content.xml><?xml version="1.0" encoding="utf-8"?>
<!DOCTYPE math  PUBLIC '-//OpenOffice.org//DTD Modified W3C MathML 1.01//EN'  'math.dtd'>
<math:math xmlns:math="http://www.w3.org/1998/Math/MathML">
  <math:semantics>
    <math:mrow>
      <math:mi>container</math:mi>
      <math:mo math:stretchy="false"></math:mo>
      <math:mi>truck</math:mi>
    </math:mrow>
    <math:annotation math:encoding="StarMath 5.0">func container rightarrow func truck</math:annotation>
  </math:semantics>
</math:math>
</file>

<file path=Object 9/content.xml><?xml version="1.0" encoding="utf-8"?>
<!DOCTYPE math  PUBLIC '-//OpenOffice.org//DTD Modified W3C MathML 1.01//EN'  'math.dtd'>
<math:math xmlns:math="http://www.w3.org/1998/Math/MathML">
  <math:semantics>
    <math:mrow>
      <math:mi math:fontstyle="normal">T</math:mi>
      <math:mrow>
        <math:mrow>
          <math:mo math:stretchy="false"></math:mo>
          <math:mi>n</math:mi>
          <math:mo math:stretchy="false"></math:mo>
        </math:mrow>
        <math:mo math:stretchy="false">=</math:mo>
        <math:mn>2</math:mn>
      </math:mrow>
      <math:mi math:fontstyle="normal">T</math:mi>
      <math:mrow>
        <math:mrow>
          <math:mo math:stretchy="false"></math:mo>
          <math:mrow>
            <math:mi>n</math:mi>
            <math:mo math:stretchy="false">/</math:mo>
            <math:mn>2</math:mn>
          </math:mrow>
          <math:mo math:stretchy="false"></math:mo>
        </math:mrow>
        <math:mo math:stretchy="false"></math:mo>
        <math:mi math:fontstyle="normal">O</math:mi>
      </math:mrow>
      <math:mrow>
        <math:mo math:stretchy="false"></math:mo>
        <math:mi>n</math:mi>
        <math:mo math:stretchy="false"></math:mo>
      </math:mrow>
    </math:mrow>
    <math:annotation math:encoding="StarMath 5.0">func T(n) = 2 func T(n/2) + func O(n)</math:annotation>
  </math:semantics>
</math:math>
</file>